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pt"/>
    </style:style>
    <style:style style:name="co2" style:family="table-column">
      <style:table-column-properties fo:break-before="auto" style:column-width="112.99pt"/>
    </style:style>
    <style:style style:name="co3" style:family="table-column">
      <style:table-column-properties fo:break-before="auto" style:column-width="79.99pt"/>
    </style:style>
    <style:style style:name="co4" style:family="table-column">
      <style:table-column-properties fo:break-before="auto" style:column-width="104pt"/>
    </style:style>
    <style:style style:name="co5" style:family="table-column">
      <style:table-column-properties fo:break-before="auto" style:column-width="114.01pt"/>
    </style:style>
    <style:style style:name="co6" style:family="table-column">
      <style:table-column-properties fo:break-before="auto" style:column-width="107.01pt"/>
    </style:style>
    <style:style style:name="co7" style:family="table-column">
      <style:table-column-properties fo:break-before="auto" style:column-width="100.01pt"/>
    </style:style>
    <style:style style:name="co8" style:family="table-column">
      <style:table-column-properties fo:break-before="auto" style:column-width="59.75pt"/>
    </style:style>
    <style:style style:name="co9" style:family="table-column">
      <style:table-column-properties fo:break-before="auto" style:column-width="191.0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41.75pt" fo:break-before="auto" style:use-optimal-row-height="true"/>
    </style:style>
    <style:style style:name="ro3" style:family="table-row">
      <style:table-row-properties style:row-height="29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tendencias">
      <style:table-properties table:display="true" style:writing-mode="lr-tb"/>
    </style:style>
    <style:style style:name="ta2" style:family="table" style:master-page-name="PageStyle_5f_event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26" style:family="table-cell" style:parent-style-name="Default" style:data-style-name="N10152">
      <style:table-cell-properties style:rotation-align="none"/>
    </style:style>
    <style:style style:name="ce2" style:family="table-cell" style:parent-style-name="Default" style:data-style-name="N1015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5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 style:data-style-name="N10152">
      <style:table-cell-properties fo:border-bottom="0.06pt solid #000000" fo:border-left="0.06pt solid #000000" fo:border-right="none" style:rotation-align="none" fo:border-top="0.06pt solid #000000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 style:data-style-name="N1">
      <style:table-cell-properties fo:border-bottom="0.06pt solid #000000" fo:border-left="none" fo:border-right="none" style:rotation-align="none" fo:border-top="0.06pt solid #000000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36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Comma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33">
      <style:table-cell-properties style:rotation-align="none"/>
    </style:style>
    <style:style style:name="ce16" style:family="table-cell" style:parent-style-name="Default" style:data-style-name="N133">
      <style:table-cell-properties style:rotation-align="none"/>
    </style:style>
    <style:style style:name="ce1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32">
      <style:table-cell-properties style:rotation-align="none"/>
    </style:style>
    <style:style style:name="ce19" style:family="table-cell" style:parent-style-name="Default" style:data-style-name="N132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0" style:family="table-cell" style:parent-style-name="Default" style:data-style-name="N132">
      <style:table-cell-properties fo:border-bottom="0.06pt solid #000000" fo:border-left="none" fo:border-right="none" style:rotation-align="none" fo:border-top="0.06pt solid #000000"/>
    </style:style>
    <style:style style:name="ce47" style:family="table-cell" style:parent-style-name="Default" style:data-style-name="N10">
      <style:table-cell-properties style:rotation-align="none"/>
    </style:style>
    <style:style style:name="ce21" style:family="table-cell" style:parent-style-name="Default" style:data-style-name="N10">
      <style:table-cell-properties style:rotation-align="none"/>
    </style:style>
    <style:style style:name="ce22" style:family="table-cell" style:parent-style-name="Default" style:data-style-name="N1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">
      <style:table-cell-properties fo:border-bottom="0.06pt solid #000000" fo:border-left="none" fo:border-right="0.06pt solid #000000" style:rotation-align="none" fo:border-top="0.06pt solid #000000"/>
    </style:style>
    <style:style style:name="ce51" style:family="table-cell" style:parent-style-name="Default" style:data-style-name="N132">
      <style:table-cell-properties fo:border-bottom="0.06pt solid #000000" fo:border-left="none" fo:border-right="0.06pt solid #000000" style:rotation-align="none" fo:border-top="0.06pt solid #000000"/>
    </style:style>
    <style:style style:name="ce52" style:family="table-cell" style:parent-style-name="Default" style:data-style-name="N4"/>
    <style:style style:name="ce53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delo al 17-marzo" table:style-name="ta1">
        <office:forms form:automatic-focus="false" form:apply-design-mode="false"/>
        <table:table-column table:style-name="co1" table:default-cell-style-name="ce26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8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ce52"/>
        <table:table-column table:style-name="co8" table:number-columns-repeated="1012" table:default-cell-style-name="Default"/>
        <table:table-row table:style-name="ro1">
          <table:table-cell table:number-columns-repeated="4"/>
          <table:table-cell table:style-name="ce36" office:value-type="string" office:string-value="proyección desde el 17-marzo" calcext:value-type="string" table:number-columns-spanned="3" table:number-rows-spanned="1">
            <text:p><text:s/>proyección desde el 17-marzo </text:p>
          </table:table-cell>
          <table:covered-table-cell table:style-name="ce41"/>
          <table:covered-table-cell table:style-name="ce47"/>
          <table:table-cell office:value-type="string" calcext:value-type="string">
            <text:p>proyección desde el 25-marzo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2" office:value-type="float" office:value="0.1843" calcext:value-type="float">
            <text:p><text:s/>0.1843 </text:p>
          </table:table-cell>
          <table:table-cell table:style-name="ce16" office:value-type="float" office:value="2.0927" calcext:value-type="float">
            <text:p>2.0927</text:p>
          </table:table-cell>
          <table:table-cell table:style-name="ce21" office:value-type="percentage" office:value="0.08" calcext:value-type="percentage">
            <text:p>8%</text:p>
          </table:table-cell>
          <table:table-cell office:value-type="float" office:value="0.1855" calcext:value-type="float">
            <text:p>0.1855</text:p>
          </table:table-cell>
          <table:table-cell office:value-type="float" office:value="2.1045" calcext:value-type="float">
            <text:p>2.104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53" table:number-columns-repeated="3"/>
          <table:table-cell table:style-name="ce24" office:value-type="string" calcext:value-type="string">
            <text:p>Modelo predictivo</text:p>
          </table:table-cell>
          <table:table-cell table:style-name="ce9" table:number-columns-repeated="1011"/>
        </table:table-row>
        <table:table-row table:style-name="ro1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4])" office:value-type="float" office:value="2.19722457733622" calcext:value-type="float">
            <text:p>2.19722457733622</text:p>
          </table:table-cell>
          <table:table-cell table:formula="of:=[.$B4]*[.E$2]+[.F$2]" office:value-type="float" office:value="2.277" calcext:value-type="float">
            <text:p><text:s/>2.28 </text:p>
          </table:table-cell>
          <table:table-cell table:formula="of:=EXP([.E4])" office:value-type="float" office:value="9.74739431940007" calcext:value-type="float">
            <text:p>9.7</text:p>
          </table:table-cell>
          <table:table-cell/>
          <table:table-cell table:style-name="ce13" table:formula="of:=[.$B4]*[.H$2]+[.I$2]" office:value-type="float" office:value="2.29" calcext:value-type="float">
            <text:p><text:s/>2.29 </text:p>
          </table:table-cell>
          <table:table-cell table:style-name="ce18" table:formula="of:=EXP([.H4])" office:value-type="float" office:value="9.87493768117318" calcext:value-type="float">
            <text:p>9.9</text:p>
          </table:table-cell>
          <table:table-cell table:formula="of:=[.C9]/[.C4]" office:value-type="float" office:value="0" calcext:value-type="float">
            <text:p>0.00</text:p>
          </table:table-cell>
          <table:table-cell table:formula="of:=[.D9]/[.D4]" office:value-type="float" office:value="1.46351245755007" calcext:value-type="float">
            <text:p>1.46</text:p>
          </table:table-cell>
          <table:table-cell table:formula="of:=[.C4]/[.F4]" office:value-type="float" office:value="0.923323680677148" calcext:value-type="float">
            <text:p>0.92</text:p>
          </table:table-cell>
          <table:table-cell>
            <draw:frame table:end-cell-address="'modelo al 17-marzo'.T22" table:end-x="57.34pt" table:end-y="2.21pt" draw:z-index="0" draw:name="Chart 4" draw:style-name="gr1" draw:text-style-name="P1" svg:width="464.68pt" svg:height="248.77pt" svg:x="10.91pt" svg:y="1.87pt">
              <draw:object draw:notify-on-update-of-ranges="'modelo al 17-marzo'.B4:'modelo al 17-marzo'.B21 'modelo al 17-marzo'.D3:'modelo al 17-marzo'.D3 'modelo al 17-marzo'.D4:'modelo al 17-marzo'.D2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4]+[.D6])/2" office:value-type="float" office:value="2.38108696739888" calcext:value-type="float">
            <text:p>2.38108696739888</text:p>
          </table:table-cell>
          <table:table-cell table:formula="of:=[.B5]*[.$E$2]+[.$F$2]" office:value-type="float" office:value="2.4613" calcext:value-type="float">
            <text:p><text:s/>2.46 </text:p>
          </table:table-cell>
          <table:table-cell table:formula="of:=EXP([.E5])" office:value-type="float" office:value="11.7200376898359" calcext:value-type="float">
            <text:p>11.7</text:p>
          </table:table-cell>
          <table:table-cell/>
          <table:table-cell table:style-name="ce13" table:formula="of:=[.$B5]*[.H$2]+[.I$2]" office:value-type="float" office:value="2.4755" calcext:value-type="float">
            <text:p><text:s/>2.48 </text:p>
          </table:table-cell>
          <table:table-cell table:style-name="ce18" table:formula="of:=EXP([.H5])" office:value-type="float" office:value="11.8876494521169" calcext:value-type="float">
            <text:p>11.9</text:p>
          </table:table-cell>
          <table:table-cell table:formula="of:=[.C10]/[.C5]" office:value-type="string" office:string-value="" calcext:value-type="error">
            <text:p>#DIV/0!</text:p>
          </table:table-cell>
          <table:table-cell table:formula="of:=[.D10]/[.D5]" office:value-type="float" office:value="1.3841732415195" calcext:value-type="float">
            <text:p>1.38</text:p>
          </table:table-cell>
          <table:table-cell table:formula="of:=[.C5]/[.F5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6])" office:value-type="float" office:value="2.56494935746154" calcext:value-type="float">
            <text:p>2.56494935746154</text:p>
          </table:table-cell>
          <table:table-cell table:formula="of:=[.B6]*[.$E$2]+[.$F$2]" office:value-type="float" office:value="2.6456" calcext:value-type="float">
            <text:p><text:s/>2.65 </text:p>
          </table:table-cell>
          <table:table-cell table:formula="of:=EXP([.E6])" office:value-type="float" office:value="14.0918976857015" calcext:value-type="float">
            <text:p>14.1</text:p>
          </table:table-cell>
          <table:table-cell/>
          <table:table-cell table:style-name="ce13" table:formula="of:=[.$B6]*[.H$2]+[.I$2]" office:value-type="float" office:value="2.661" calcext:value-type="float">
            <text:p><text:s/>2.66 </text:p>
          </table:table-cell>
          <table:table-cell table:style-name="ce18" table:formula="of:=EXP([.H6])" office:value-type="float" office:value="14.3105925383041" calcext:value-type="float">
            <text:p>14.3</text:p>
          </table:table-cell>
          <table:table-cell table:formula="of:=[.C11]/[.C6]" office:value-type="float" office:value="2.69230769230769" calcext:value-type="float">
            <text:p>2.69</text:p>
          </table:table-cell>
          <table:table-cell table:formula="of:=[.D11]/[.D6]" office:value-type="float" office:value="1.3861279760346" calcext:value-type="float">
            <text:p>1.39</text:p>
          </table:table-cell>
          <table:table-cell table:formula="of:=[.C6]/[.F6]" office:value-type="float" office:value="0.922515922975413" calcext:value-type="float">
            <text:p>0.92</text:p>
          </table:table-cell>
          <table:table-cell table:number-columns-repeated="1012"/>
        </table:table-row>
        <table:table-row table:style-name="ro1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7])" office:value-type="float" office:value="3.09104245335832" calcext:value-type="float">
            <text:p>3.09104245335832</text:p>
          </table:table-cell>
          <table:table-cell table:formula="of:=[.B7]*[.$E$2]+[.$F$2]" office:value-type="float" office:value="2.8299" calcext:value-type="float">
            <text:p><text:s/>2.83 </text:p>
          </table:table-cell>
          <table:table-cell table:formula="of:=EXP([.E7])" office:value-type="float" office:value="16.943766363183" calcext:value-type="float">
            <text:p>16.9</text:p>
          </table:table-cell>
          <table:table-cell/>
          <table:table-cell table:style-name="ce13" table:formula="of:=[.$B7]*[.H$2]+[.I$2]" office:value-type="float" office:value="2.8465" calcext:value-type="float">
            <text:p><text:s/>2.85 </text:p>
          </table:table-cell>
          <table:table-cell table:style-name="ce18" table:formula="of:=EXP([.H7])" office:value-type="float" office:value="17.2273803683618" calcext:value-type="float">
            <text:p>17.2</text:p>
          </table:table-cell>
          <table:table-cell table:formula="of:=[.C12]/[.C7]" office:value-type="float" office:value="1.86363636363636" calcext:value-type="float">
            <text:p>1.86</text:p>
          </table:table-cell>
          <table:table-cell table:formula="of:=[.D12]/[.D7]" office:value-type="float" office:value="1.2013979499601" calcext:value-type="float">
            <text:p>1.20</text:p>
          </table:table-cell>
          <table:table-cell table:formula="of:=[.C7]/[.F7]" office:value-type="float" office:value="1.29841261549756" calcext:value-type="float">
            <text:p>1.30</text:p>
          </table:table-cell>
          <table:table-cell table:number-columns-repeated="1012"/>
        </table:table-row>
        <table:table-row table:style-name="ro1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8])" office:value-type="float" office:value="3.13549421592915" calcext:value-type="float">
            <text:p>3.13549421592915</text:p>
          </table:table-cell>
          <table:table-cell table:formula="of:=[.B8]*[.$E$2]+[.$F$2]" office:value-type="float" office:value="3.0142" calcext:value-type="float">
            <text:p><text:s/>3.01 </text:p>
          </table:table-cell>
          <table:table-cell table:formula="of:=EXP([.E8])" office:value-type="float" office:value="20.3727861905663" calcext:value-type="float">
            <text:p>20.4</text:p>
          </table:table-cell>
          <table:table-cell/>
          <table:table-cell table:style-name="ce13" table:formula="of:=[.$B8]*[.H$2]+[.I$2]" office:value-type="float" office:value="3.032" calcext:value-type="float">
            <text:p><text:s/>3.03 </text:p>
          </table:table-cell>
          <table:table-cell table:style-name="ce18" table:formula="of:=EXP([.H8])" office:value-type="float" office:value="20.7386684766436" calcext:value-type="float">
            <text:p>20.7</text:p>
          </table:table-cell>
          <table:table-cell table:formula="of:=[.C13]/[.C8]" office:value-type="float" office:value="2.17391304347826" calcext:value-type="float">
            <text:p>2.17</text:p>
          </table:table-cell>
          <table:table-cell table:formula="of:=[.D13]/[.D8]" office:value-type="float" office:value="1.24765754168961" calcext:value-type="float">
            <text:p>1.25</text:p>
          </table:table-cell>
          <table:table-cell table:formula="of:=[.C8]/[.F8]" office:value-type="float" office:value="1.12895702064798" calcext:value-type="float">
            <text:p>1.13</text:p>
          </table:table-cell>
          <table:table-cell table:number-columns-repeated="1012"/>
        </table:table-row>
        <table:table-row table:style-name="ro1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8]+[.D10])/2" office:value-type="float" office:value="3.21566554096674" calcext:value-type="float">
            <text:p>3.21566554096674</text:p>
          </table:table-cell>
          <table:table-cell table:formula="of:=[.B9]*[.$E$2]+[.$F$2]" office:value-type="float" office:value="3.1985" calcext:value-type="float">
            <text:p><text:s/>3.20 </text:p>
          </table:table-cell>
          <table:table-cell table:formula="of:=EXP([.E9])" office:value-type="float" office:value="24.4957589871158" calcext:value-type="float">
            <text:p>24.5</text:p>
          </table:table-cell>
          <table:table-cell/>
          <table:table-cell table:style-name="ce13" table:formula="of:=[.$B9]*[.H$2]+[.I$2]" office:value-type="float" office:value="3.2175" calcext:value-type="float">
            <text:p><text:s/>3.22 </text:p>
          </table:table-cell>
          <table:table-cell table:style-name="ce18" table:formula="of:=EXP([.H9])" office:value-type="float" office:value="24.9656280286233" calcext:value-type="float">
            <text:p>25.0</text:p>
          </table:table-cell>
          <table:table-cell table:formula="of:=[.C14]/[.C9]" office:value-type="string" office:string-value="" calcext:value-type="error">
            <text:p>#DIV/0!</text:p>
          </table:table-cell>
          <table:table-cell table:formula="of:=[.D14]/[.D9]" office:value-type="float" office:value="1.31671234170838" calcext:value-type="float">
            <text:p>1.32</text:p>
          </table:table-cell>
          <table:table-cell table:formula="of:=[.C9]/[.F9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10])" office:value-type="float" office:value="3.29583686600433" calcext:value-type="float">
            <text:p>3.29583686600433</text:p>
          </table:table-cell>
          <table:table-cell table:formula="of:=[.B10]*[.$E$2]+[.$F$2]" office:value-type="float" office:value="3.3828" calcext:value-type="float">
            <text:p><text:s/>3.38 </text:p>
          </table:table-cell>
          <table:table-cell table:formula="of:=EXP([.E10])" office:value-type="float" office:value="29.4531245133625" calcext:value-type="float">
            <text:p>29.5</text:p>
          </table:table-cell>
          <table:table-cell/>
          <table:table-cell table:style-name="ce13" table:formula="of:=[.$B10]*[.H$2]+[.I$2]" office:value-type="float" office:value="3.403" calcext:value-type="float">
            <text:p><text:s/>3.40 </text:p>
          </table:table-cell>
          <table:table-cell table:style-name="ce18" table:formula="of:=EXP([.H10])" office:value-type="float" office:value="30.054127320929" calcext:value-type="float">
            <text:p>30.1</text:p>
          </table:table-cell>
          <table:table-cell table:formula="of:=[.C15]/[.C10]" office:value-type="float" office:value="3.22222222222222" calcext:value-type="float">
            <text:p>3.22</text:p>
          </table:table-cell>
          <table:table-cell table:formula="of:=[.D15]/[.D10]" office:value-type="float" office:value="1.35501491737022" calcext:value-type="float">
            <text:p>1.36</text:p>
          </table:table-cell>
          <table:table-cell table:formula="of:=[.C10]/[.F10]" office:value-type="float" office:value="0.916710890477866" calcext:value-type="float">
            <text:p>0.92</text:p>
          </table:table-cell>
          <table:table-cell table:number-columns-repeated="1012"/>
        </table:table-row>
        <table:table-row table:style-name="ro1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1])" office:value-type="float" office:value="3.55534806148941" calcext:value-type="float">
            <text:p>3.55534806148941</text:p>
          </table:table-cell>
          <table:table-cell table:formula="of:=[.B11]*[.$E$2]+[.$F$2]" office:value-type="float" office:value="3.5671" calcext:value-type="float">
            <text:p><text:s/>3.57 </text:p>
          </table:table-cell>
          <table:table-cell table:formula="of:=EXP([.E11])" office:value-type="float" office:value="35.4137442344985" calcext:value-type="float">
            <text:p>35.4</text:p>
          </table:table-cell>
          <table:table-cell/>
          <table:table-cell table:style-name="ce13" table:formula="of:=[.$B11]*[.H$2]+[.I$2]" office:value-type="float" office:value="3.5885" calcext:value-type="float">
            <text:p><text:s/>3.59 </text:p>
          </table:table-cell>
          <table:table-cell table:style-name="ce18" table:formula="of:=EXP([.H11])" office:value-type="float" office:value="36.1797655555481" calcext:value-type="float">
            <text:p>36.2</text:p>
          </table:table-cell>
          <table:table-cell table:formula="of:=[.C16]/[.C11]" office:value-type="float" office:value="2.94285714285714" calcext:value-type="float">
            <text:p>2.94</text:p>
          </table:table-cell>
          <table:table-cell table:formula="of:=[.D16]/[.D11]" office:value-type="float" office:value="1.30359360267193" calcext:value-type="float">
            <text:p>1.30</text:p>
          </table:table-cell>
          <table:table-cell table:formula="of:=[.C11]/[.F11]" office:value-type="float" office:value="0.988316845805436" calcext:value-type="float">
            <text:p>0.99</text:p>
          </table:table-cell>
          <table:table-cell table:number-columns-repeated="1012"/>
        </table:table-row>
        <table:table-row table:style-name="ro1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2])" office:value-type="float" office:value="3.71357206670431" calcext:value-type="float">
            <text:p>3.71357206670431</text:p>
          </table:table-cell>
          <table:table-cell table:formula="of:=[.B12]*[.$E$2]+[.$F$2]" office:value-type="float" office:value="3.7514" calcext:value-type="float">
            <text:p><text:s/>3.75 </text:p>
          </table:table-cell>
          <table:table-cell table:formula="of:=EXP([.E12])" office:value-type="float" office:value="42.5806532049763" calcext:value-type="float">
            <text:p>42.6</text:p>
          </table:table-cell>
          <table:table-cell/>
          <table:table-cell table:style-name="ce13" table:formula="of:=[.$B12]*[.H$2]+[.I$2]" office:value-type="float" office:value="3.774" calcext:value-type="float">
            <text:p><text:s/>3.77 </text:p>
          </table:table-cell>
          <table:table-cell table:style-name="ce18" table:formula="of:=EXP([.H12])" office:value-type="float" office:value="43.5539325988975" calcext:value-type="float">
            <text:p>43.6</text:p>
          </table:table-cell>
          <table:table-cell table:formula="of:=[.C17]/[.C12]" office:value-type="float" office:value="2.85365853658537" calcext:value-type="float">
            <text:p>2.85</text:p>
          </table:table-cell>
          <table:table-cell table:formula="of:=[.D17]/[.D12]" office:value-type="float" office:value="1.28237014100121" calcext:value-type="float">
            <text:p>1.28</text:p>
          </table:table-cell>
          <table:table-cell table:formula="of:=[.C12]/[.F12]" office:value-type="float" office:value="0.962878605986449" calcext:value-type="float">
            <text:p>0.96</text:p>
          </table:table-cell>
          <table:table-cell table:number-columns-repeated="1012"/>
        </table:table-row>
        <table:table-row table:style-name="ro1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3])" office:value-type="float" office:value="3.91202300542815" calcext:value-type="float">
            <text:p>3.91202300542815</text:p>
          </table:table-cell>
          <table:table-cell table:formula="of:=[.B13]*[.$E$2]+[.$F$2]" office:value-type="float" office:value="3.9357" calcext:value-type="float">
            <text:p><text:s/>3.94 </text:p>
          </table:table-cell>
          <table:table-cell table:formula="of:=EXP([.E13])" office:value-type="float" office:value="51.197975999279" calcext:value-type="float">
            <text:p>51.2</text:p>
          </table:table-cell>
          <table:table-cell table:style-name="ce5" table:formula="of:=[.F13]*[.$G$2]" office:value-type="float" office:value="4.09583807994232" calcext:value-type="float">
            <text:p>4</text:p>
          </table:table-cell>
          <table:table-cell table:style-name="ce13" table:formula="of:=[.$B13]*[.H$2]+[.I$2]" office:value-type="float" office:value="3.9595" calcext:value-type="float">
            <text:p><text:s/>3.96 </text:p>
          </table:table-cell>
          <table:table-cell table:style-name="ce18" table:formula="of:=EXP([.H13])" office:value-type="float" office:value="52.4311038421975" calcext:value-type="float">
            <text:p>52.4</text:p>
          </table:table-cell>
          <table:table-cell table:formula="of:=[.C18]/[.C13]" office:value-type="float" office:value="2.68" calcext:value-type="float">
            <text:p>2.68</text:p>
          </table:table-cell>
          <table:table-cell table:formula="of:=[.D18]/[.D13]" office:value-type="float" office:value="1.25199667618388" calcext:value-type="float">
            <text:p>1.25</text:p>
          </table:table-cell>
          <table:table-cell table:formula="of:=[.C13]/[.F13]" office:value-type="float" office:value="0.976601106276235" calcext:value-type="float">
            <text:p>0.98</text:p>
          </table:table-cell>
          <table:table-cell table:number-columns-repeated="1012"/>
        </table:table-row>
        <table:table-row table:style-name="ro1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4])" office:value-type="float" office:value="4.23410650459726" calcext:value-type="float">
            <text:p>4.23410650459726</text:p>
          </table:table-cell>
          <table:table-cell table:formula="of:=[.B14]*[.$E$2]+[.$F$2]" office:value-type="float" office:value="4.12" calcext:value-type="float">
            <text:p><text:s/>4.12 </text:p>
          </table:table-cell>
          <table:table-cell table:formula="of:=EXP([.E14])" office:value-type="float" office:value="61.5592422644285" calcext:value-type="float">
            <text:p>61.6</text:p>
          </table:table-cell>
          <table:table-cell table:style-name="ce5" table:formula="of:=[.F14]*[.$G$2]" office:value-type="float" office:value="4.92473938115428" calcext:value-type="float">
            <text:p>5</text:p>
          </table:table-cell>
          <table:table-cell table:style-name="ce13" table:formula="of:=[.$B14]*[.H$2]+[.I$2]" office:value-type="float" office:value="4.145" calcext:value-type="float">
            <text:p><text:s/>4.15 </text:p>
          </table:table-cell>
          <table:table-cell table:style-name="ce18" table:formula="of:=EXP([.H14])" office:value-type="float" office:value="63.117621901745" calcext:value-type="float">
            <text:p>63.1</text:p>
          </table:table-cell>
          <table:table-cell table:formula="of:=[.C19]/[.C14]" office:value-type="float" office:value="2.28985507246377" calcext:value-type="float">
            <text:p>2.29</text:p>
          </table:table-cell>
          <table:table-cell table:formula="of:=[.D19]/[.D14]" office:value-type="float" office:value="1.19567021460848" calcext:value-type="float">
            <text:p>1.20</text:p>
          </table:table-cell>
          <table:table-cell table:formula="of:=[.C14]/[.F14]" office:value-type="float" office:value="1.12087149649454" calcext:value-type="float">
            <text:p>1.12</text:p>
          </table:table-cell>
          <table:table-cell table:number-columns-repeated="1012"/>
        </table:table-row>
        <table:table-row table:style-name="ro1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5])" office:value-type="float" office:value="4.46590811865458" calcext:value-type="float">
            <text:p>4.46590811865458</text:p>
          </table:table-cell>
          <table:table-cell table:formula="of:=[.B15]*[.$E$2]+[.$F$2]" office:value-type="float" office:value="4.3043" calcext:value-type="float">
            <text:p><text:s/>4.30 </text:p>
          </table:table-cell>
          <table:table-cell table:formula="of:=EXP([.E15])" office:value-type="float" office:value="74.0173851447558" calcext:value-type="float">
            <text:p>74.0</text:p>
          </table:table-cell>
          <table:table-cell table:style-name="ce5" table:formula="of:=[.F15]*[.$G$2]" office:value-type="float" office:value="5.92139081158046" calcext:value-type="float">
            <text:p>6</text:p>
          </table:table-cell>
          <table:table-cell table:style-name="ce13" table:formula="of:=[.$B15]*[.H$2]+[.I$2]" office:value-type="float" office:value="4.3305" calcext:value-type="float">
            <text:p><text:s/>4.33 </text:p>
          </table:table-cell>
          <table:table-cell table:style-name="ce18" table:formula="of:=EXP([.H15])" office:value-type="float" office:value="75.9822682070901" calcext:value-type="float">
            <text:p>76.0</text:p>
          </table:table-cell>
          <table:table-cell table:formula="of:=[.C20]/[.C15]" office:value-type="float" office:value="2.03448275862069" calcext:value-type="float">
            <text:p>2.03</text:p>
          </table:table-cell>
          <table:table-cell table:formula="of:=[.D20]/[.D15]" office:value-type="float" office:value="1.15903632476282" calcext:value-type="float">
            <text:p>1.16</text:p>
          </table:table-cell>
          <table:table-cell table:formula="of:=[.C15]/[.F15]" office:value-type="float" office:value="1.17539953390483" calcext:value-type="float">
            <text:p>1.18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6])" office:value-type="float" office:value="4.63472898822964" calcext:value-type="float">
            <text:p>4.63472898822964</text:p>
          </table:table-cell>
          <table:table-cell table:style-name="ce14" table:formula="of:=[.B16]*[.$E$2]+[.$F$2]" office:value-type="float" office:value="4.4886" calcext:value-type="float">
            <text:p><text:s/>4.49 </text:p>
          </table:table-cell>
          <table:table-cell table:style-name="ce19" table:formula="of:=EXP([.E16])" office:value-type="float" office:value="88.9967631527015" calcext:value-type="float">
            <text:p>89.0</text:p>
          </table:table-cell>
          <table:table-cell table:style-name="ce22" table:formula="of:=[.F16]*[.$G$2]" office:value-type="float" office:value="7.11974105221612" calcext:value-type="float">
            <text:p>7</text:p>
          </table:table-cell>
          <table:table-cell table:style-name="ce13" table:formula="of:=[.$B16]*[.H$2]+[.I$2]" office:value-type="float" office:value="4.516" calcext:value-type="float">
            <text:p><text:s/>4.52 </text:p>
          </table:table-cell>
          <table:table-cell table:style-name="ce18" table:formula="of:=EXP([.H16])" office:value-type="float" office:value="91.4689892924271" calcext:value-type="float">
            <text:p>91.5</text:p>
          </table:table-cell>
          <table:table-cell table:formula="of:=[.C21]/[.C16]" office:value-type="float" office:value="1.95145631067961" calcext:value-type="float">
            <text:p>1.95</text:p>
          </table:table-cell>
          <table:table-cell table:formula="of:=[.D21]/[.D16]" office:value-type="float" office:value="1.14425350900287" calcext:value-type="float">
            <text:p>1.14</text:p>
          </table:table-cell>
          <table:table-cell table:formula="of:=[.C16]/[.F16]" office:value-type="float" office:value="1.15734546236554" calcext:value-type="float">
            <text:p>1.16</text:p>
          </table:table-cell>
          <table:table-cell table:number-columns-repeated="1012"/>
        </table:table-row>
        <table:table-row table:style-name="ro1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LN([.C17])" office:value-type="float" office:value="4.76217393479776" calcext:value-type="float">
            <text:p>4.76217393479776</text:p>
          </table:table-cell>
          <table:table-cell table:formula="of:=[.B17]*[.$E$2]+[.$F$2]" office:value-type="float" office:value="4.6729" calcext:value-type="float">
            <text:p><text:s/>4.67 </text:p>
          </table:table-cell>
          <table:table-cell table:formula="of:=EXP([.E17])" office:value-type="float" office:value="107.007614983535" calcext:value-type="float">
            <text:p>107.0</text:p>
          </table:table-cell>
          <table:table-cell table:style-name="ce5" table:formula="of:=[.F17]*[.$G$2]" office:value-type="float" office:value="8.56060919868281" calcext:value-type="float">
            <text:p>9</text:p>
          </table:table-cell>
          <table:table-cell table:style-name="ce13" table:formula="of:=[.$B17]*[.H$2]+[.I$2]" office:value-type="float" office:value="4.7015" calcext:value-type="float">
            <text:p><text:s/>4.70 </text:p>
          </table:table-cell>
          <table:table-cell table:style-name="ce18" table:formula="of:=EXP([.H17])" office:value-type="float" office:value="110.112216963239" calcext:value-type="float">
            <text:p>110.1</text:p>
          </table:table-cell>
          <table:table-cell table:number-columns-repeated="2"/>
          <table:table-cell table:formula="of:=[.C17]/[.F17]" office:value-type="float" office:value="1.09338013017113" calcext:value-type="float">
            <text:p>1.09</text:p>
          </table:table-cell>
          <table:table-cell table:number-columns-repeated="1012"/>
        </table:table-row>
        <table:table-row table:style-name="ro1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formula="of:=LN([.C18])" office:value-type="float" office:value="4.89783979995091" calcext:value-type="float">
            <text:p>4.89783979995091</text:p>
          </table:table-cell>
          <table:table-cell table:formula="of:=[.B18]*[.$E$2]+[.$F$2]" office:value-type="float" office:value="4.8572" calcext:value-type="float">
            <text:p><text:s/>4.86 </text:p>
          </table:table-cell>
          <table:table-cell table:formula="of:=EXP([.E18])" office:value-type="float" office:value="128.663439644624" calcext:value-type="float">
            <text:p>128.7</text:p>
          </table:table-cell>
          <table:table-cell table:style-name="ce5" table:formula="of:=[.F18]*[.$G$2]" office:value-type="float" office:value="10.2930751715699" calcext:value-type="float">
            <text:p>10</text:p>
          </table:table-cell>
          <table:table-cell table:style-name="ce13" table:formula="of:=[.$B18]*[.H$2]+[.I$2]" office:value-type="float" office:value="4.887" calcext:value-type="float">
            <text:p><text:s/>4.89 </text:p>
          </table:table-cell>
          <table:table-cell table:style-name="ce18" table:formula="of:=EXP([.H18])" office:value-type="float" office:value="132.555311022369" calcext:value-type="float">
            <text:p>132.6</text:p>
          </table:table-cell>
          <table:table-cell table:number-columns-repeated="2"/>
          <table:table-cell table:formula="of:=[.C18]/[.F18]" office:value-type="float" office:value="1.04147689794487" calcext:value-type="float">
            <text:p>1.04</text:p>
          </table:table-cell>
          <table:table-cell table:number-columns-repeated="1012"/>
        </table:table-row>
        <table:table-row table:style-name="ro1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table:formula="of:=LN([.C19])" office:value-type="float" office:value="5.06259503302697" calcext:value-type="float">
            <text:p>5.06259503302697</text:p>
          </table:table-cell>
          <table:table-cell table:formula="of:=[.B19]*[.$E$2]+[.$F$2]" office:value-type="float" office:value="5.0415" calcext:value-type="float">
            <text:p><text:s/>5.04 </text:p>
          </table:table-cell>
          <table:table-cell table:formula="of:=EXP([.E19])" office:value-type="float" office:value="154.701893914119" calcext:value-type="float">
            <text:p>154.7</text:p>
          </table:table-cell>
          <table:table-cell table:style-name="ce5" table:formula="of:=[.F19]*[.$G$2]" office:value-type="float" office:value="12.3761515131295" calcext:value-type="float">
            <text:p>12</text:p>
          </table:table-cell>
          <table:table-cell table:style-name="ce13" table:formula="of:=[.$B19]*[.H$2]+[.I$2]" office:value-type="float" office:value="5.0725" calcext:value-type="float">
            <text:p><text:s/>5.07 </text:p>
          </table:table-cell>
          <table:table-cell table:style-name="ce18" table:formula="of:=EXP([.H19])" office:value-type="float" office:value="159.572760996204" calcext:value-type="float">
            <text:p>159.6</text:p>
          </table:table-cell>
          <table:table-cell table:number-columns-repeated="2"/>
          <table:table-cell table:formula="of:=[.C19]/[.F19]" office:value-type="float" office:value="1.02131910607191" calcext:value-type="float">
            <text:p>1.02</text:p>
          </table:table-cell>
          <table:table-cell table:number-columns-repeated="1012"/>
        </table:table-row>
        <table:table-row table:style-name="ro1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office:value-type="float" office:value="177" calcext:value-type="float">
            <text:p>177</text:p>
          </table:table-cell>
          <table:table-cell table:formula="of:=LN([.C20])" office:value-type="float" office:value="5.17614973257383" calcext:value-type="float">
            <text:p>5.17614973257383</text:p>
          </table:table-cell>
          <table:table-cell table:formula="of:=[.B20]*[.$E$2]+[.$F$2]" office:value-type="float" office:value="5.2258" calcext:value-type="float">
            <text:p><text:s/>5.23 </text:p>
          </table:table-cell>
          <table:table-cell table:formula="of:=EXP([.E20])" office:value-type="float" office:value="186.009918953813" calcext:value-type="float">
            <text:p>186.0</text:p>
          </table:table-cell>
          <table:table-cell table:style-name="ce5" table:formula="of:=[.F20]*[.$G$2]" office:value-type="float" office:value="14.880793516305" calcext:value-type="float">
            <text:p>15</text:p>
          </table:table-cell>
          <table:table-cell table:style-name="ce13" table:formula="of:=[.$B20]*[.H$2]+[.I$2]" office:value-type="float" office:value="5.258" calcext:value-type="float">
            <text:p><text:s/>5.26 </text:p>
          </table:table-cell>
          <table:table-cell table:style-name="ce18" table:formula="of:=EXP([.H20])" office:value-type="float" office:value="192.09691302112" calcext:value-type="float">
            <text:p>192.1</text:p>
          </table:table-cell>
          <table:table-cell table:number-columns-repeated="2"/>
          <table:table-cell table:formula="of:=[.C20]/[.F20]" office:value-type="float" office:value="0.951562158596229" calcext:value-type="float">
            <text:p>0.95</text:p>
          </table:table-cell>
          <table:table-cell table:number-columns-repeated="1012"/>
        </table:table-row>
        <table:table-row table:style-name="ro1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  <table:table-cell table:formula="of:=LN([.C21])" office:value-type="float" office:value="5.30330490805908" calcext:value-type="float">
            <text:p>5.30330490805908</text:p>
          </table:table-cell>
          <table:table-cell table:formula="of:=[.B21]*[.$E$2]+[.$F$2]" office:value-type="float" office:value="5.4101" calcext:value-type="float">
            <text:p><text:s/>5.41 </text:p>
          </table:table-cell>
          <table:table-cell table:formula="of:=EXP([.E21])" office:value-type="float" office:value="223.653951957509" calcext:value-type="float">
            <text:p>223.7</text:p>
          </table:table-cell>
          <table:table-cell table:style-name="ce5" table:formula="of:=[.F21]*[.$G$2]" office:value-type="float" office:value="17.8923161566007" calcext:value-type="float">
            <text:p>18</text:p>
          </table:table-cell>
          <table:table-cell table:style-name="ce13" table:formula="of:=[.$B21]*[.H$2]+[.I$2]" office:value-type="float" office:value="5.4435" calcext:value-type="float">
            <text:p><text:s/>5.44 </text:p>
          </table:table-cell>
          <table:table-cell table:style-name="ce18" table:formula="of:=EXP([.H21])" office:value-type="float" office:value="231.250144209271" calcext:value-type="float">
            <text:p>231.3</text:p>
          </table:table-cell>
          <table:table-cell table:number-columns-repeated="2"/>
          <table:table-cell table:formula="of:=[.C21]/[.F21]" office:value-type="float" office:value="0.898709807006616" calcext:value-type="float">
            <text:p>0.90</text:p>
          </table:table-cell>
          <table:table-cell table:number-columns-repeated="1012"/>
        </table:table-row>
        <table:table-row table:style-name="ro1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2]*[.$E$2]+[.$F$2]" office:value-type="float" office:value="5.5944" calcext:value-type="float">
            <text:p><text:s/>5.59 </text:p>
          </table:table-cell>
          <table:table-cell table:formula="of:=EXP([.E22])" office:value-type="float" office:value="268.916251926503" calcext:value-type="float">
            <text:p>268.9</text:p>
          </table:table-cell>
          <table:table-cell table:style-name="ce5" table:formula="of:=[.F22]*[.$G$2]" office:value-type="float" office:value="21.5133001541202" calcext:value-type="float">
            <text:p>22</text:p>
          </table:table-cell>
          <table:table-cell table:style-name="ce13" table:formula="of:=[.$B22]*[.H$2]+[.I$2]" office:value-type="float" office:value="5.629" calcext:value-type="float">
            <text:p><text:s/>5.63 </text:p>
          </table:table-cell>
          <table:table-cell table:style-name="ce18" table:formula="of:=EXP([.H22])" office:value-type="float" office:value="278.383594800034" calcext:value-type="float">
            <text:p>278.4</text:p>
          </table:table-cell>
          <table:table-cell table:number-columns-repeated="1015"/>
        </table:table-row>
        <table:table-row table:style-name="ro1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3]*[.$E$2]+[.$F$2]" office:value-type="float" office:value="5.7787" calcext:value-type="float">
            <text:p><text:s/>5.78 </text:p>
          </table:table-cell>
          <table:table-cell table:formula="of:=EXP([.E23])" office:value-type="float" office:value="323.338576927705" calcext:value-type="float">
            <text:p>323.3</text:p>
          </table:table-cell>
          <table:table-cell table:style-name="ce5" table:formula="of:=[.F23]*[.$G$2]" office:value-type="float" office:value="25.8670861542164" calcext:value-type="float">
            <text:p>26</text:p>
          </table:table-cell>
          <table:table-cell table:style-name="ce13" table:formula="of:=[.$B23]*[.H$2]+[.I$2]" office:value-type="float" office:value="5.8145" calcext:value-type="float">
            <text:p><text:s/>5.81 </text:p>
          </table:table-cell>
          <table:table-cell table:style-name="ce18" table:formula="of:=EXP([.H23])" office:value-type="float" office:value="335.123794706297" calcext:value-type="float">
            <text:p>335.1</text:p>
          </table:table-cell>
          <table:table-cell table:number-columns-repeated="3"/>
          <table:table-cell>
            <draw:frame table:end-cell-address="'modelo al 17-marzo'.U44" table:end-x="31.49pt" table:end-y="6.07pt" draw:z-index="1" draw:name="Chart 5" draw:style-name="gr1" draw:text-style-name="P1" svg:width="500.06pt" svg:height="282.5pt" svg:x="9.41pt" svg:y="13.35pt">
              <draw:object draw:notify-on-update-of-ranges="'modelo al 17-marzo'.A4:'modelo al 17-marzo'.A21 'modelo al 17-marzo'.C3:'modelo al 17-marzo'.C3 'modelo al 17-marzo'.C4:'modelo al 17-marzo'.C21 'modelo al 17-marzo'.A4:'modelo al 17-marzo'.A21 'modelo al 17-marzo'.F3:'modelo al 17-marzo'.F3 'modelo al 17-marzo'.F4:'modelo al 17-marzo'.F2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'modelo al 17-marzo'.AC42" table:end-x="49.61pt" table:end-y="9.89pt" draw:z-index="3" draw:name="Chart 5" draw:style-name="gr1" draw:text-style-name="P1" svg:width="467.8pt" svg:height="264.27pt" svg:x="0.09pt" svg:y="7.82pt">
              <draw:object draw:notify-on-update-of-ranges="'modelo al 17-marzo'.A4:'modelo al 17-marzo'.A21 'modelo al 17-marzo'.C3:'modelo al 17-marzo'.C3 'modelo al 17-marzo'.C4:'modelo al 17-marzo'.C21 'modelo al 17-marzo'.A4:'modelo al 17-marzo'.A21 'modelo al 17-marzo'.I3:'modelo al 17-marzo'.I3 'modelo al 17-marzo'.I4:'modelo al 17-marzo'.I2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02"/>
        </table:table-row>
        <table:table-row table:style-name="ro1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4]*[.$E$2]+[.$F$2]" office:value-type="float" office:value="5.963" calcext:value-type="float">
            <text:p><text:s/>5.96 </text:p>
          </table:table-cell>
          <table:table-cell table:formula="of:=EXP([.E24])" office:value-type="float" office:value="388.77470060161" calcext:value-type="float">
            <text:p>388.8</text:p>
          </table:table-cell>
          <table:table-cell table:style-name="ce5" table:formula="of:=[.F24]*[.$G$2]" office:value-type="float" office:value="31.1019760481288" calcext:value-type="float">
            <text:p>31</text:p>
          </table:table-cell>
          <table:table-cell table:style-name="ce13" table:formula="of:=[.$B24]*[.H$2]+[.I$2]" office:value-type="float" office:value="6" calcext:value-type="float">
            <text:p><text:s/>6.00 </text:p>
          </table:table-cell>
          <table:table-cell table:style-name="ce18" table:formula="of:=EXP([.H24])" office:value-type="float" office:value="403.428793492735" calcext:value-type="float">
            <text:p>403.4</text:p>
          </table:table-cell>
          <table:table-cell table:number-columns-repeated="1015"/>
        </table:table-row>
        <table:table-row table:style-name="ro1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5]*[.$E$2]+[.$F$2]" office:value-type="float" office:value="6.1473" calcext:value-type="float">
            <text:p><text:s/>6.15 </text:p>
          </table:table-cell>
          <table:table-cell table:formula="of:=EXP([.E25])" office:value-type="float" office:value="467.453556776389" calcext:value-type="float">
            <text:p>467.5</text:p>
          </table:table-cell>
          <table:table-cell table:style-name="ce5" table:formula="of:=[.F25]*[.$G$2]" office:value-type="float" office:value="37.3962845421111" calcext:value-type="float">
            <text:p>37</text:p>
          </table:table-cell>
          <table:table-cell table:style-name="ce13" table:formula="of:=[.$B25]*[.H$2]+[.I$2]" office:value-type="float" office:value="6.1855" calcext:value-type="float">
            <text:p><text:s/>6.19 </text:p>
          </table:table-cell>
          <table:table-cell table:style-name="ce18" table:formula="of:=EXP([.H25])" office:value-type="float" office:value="485.655730777466" calcext:value-type="float">
            <text:p>485.7</text:p>
          </table:table-cell>
          <table:table-cell table:number-columns-repeated="1015"/>
        </table:table-row>
        <table:table-row table:style-name="ro1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6]*[.$E$2]+[.$F$2]" office:value-type="float" office:value="6.3316" calcext:value-type="float">
            <text:p><text:s/>6.33 </text:p>
          </table:table-cell>
          <table:table-cell table:formula="of:=EXP([.E26])" office:value-type="float" office:value="562.055163066832" calcext:value-type="float">
            <text:p>562.1</text:p>
          </table:table-cell>
          <table:table-cell table:style-name="ce5" table:formula="of:=[.F26]*[.$G$2]" office:value-type="float" office:value="44.9644130453465" calcext:value-type="float">
            <text:p>45</text:p>
          </table:table-cell>
          <table:table-cell table:style-name="ce13" table:formula="of:=[.$B26]*[.H$2]+[.I$2]" office:value-type="float" office:value="6.371" calcext:value-type="float">
            <text:p><text:s/>6.37 </text:p>
          </table:table-cell>
          <table:table-cell table:style-name="ce18" table:formula="of:=EXP([.H26])" office:value-type="float" office:value="584.642178846468" calcext:value-type="float">
            <text:p>584.6</text:p>
          </table:table-cell>
          <table:table-cell table:number-columns-repeated="1015"/>
        </table:table-row>
        <table:table-row table:style-name="ro1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7]*[.$E$2]+[.$F$2]" office:value-type="float" office:value="6.5159" calcext:value-type="float">
            <text:p><text:s/>6.52 </text:p>
          </table:table-cell>
          <table:table-cell table:formula="of:=EXP([.E27])" office:value-type="float" office:value="675.801909624146" calcext:value-type="float">
            <text:p>675.8</text:p>
          </table:table-cell>
          <table:table-cell table:style-name="ce5" table:formula="of:=[.F27]*[.$G$2]" office:value-type="float" office:value="54.0641527699317" calcext:value-type="float">
            <text:p>54</text:p>
          </table:table-cell>
          <table:table-cell table:style-name="ce13" table:formula="of:=[.$B27]*[.H$2]+[.I$2]" office:value-type="float" office:value="6.5565" calcext:value-type="float">
            <text:p><text:s/>6.56 </text:p>
          </table:table-cell>
          <table:table-cell table:style-name="ce18" table:formula="of:=EXP([.H27])" office:value-type="float" office:value="703.804064535925" calcext:value-type="float">
            <text:p>703.8</text:p>
          </table:table-cell>
          <table:table-cell table:number-columns-repeated="1015"/>
        </table:table-row>
        <table:table-row table:style-name="ro1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8]*[.$E$2]+[.$F$2]" office:value-type="float" office:value="6.7002" calcext:value-type="float">
            <text:p><text:s/>6.70 </text:p>
          </table:table-cell>
          <table:table-cell table:formula="of:=EXP([.E28])" office:value-type="float" office:value="812.568322581777" calcext:value-type="float">
            <text:p>812.6</text:p>
          </table:table-cell>
          <table:table-cell table:style-name="ce5" table:formula="of:=[.F28]*[.$G$2]" office:value-type="float" office:value="65.0054658065421" calcext:value-type="float">
            <text:p>65</text:p>
          </table:table-cell>
          <table:table-cell table:style-name="ce13" table:formula="of:=[.$B28]*[.H$2]+[.I$2]" office:value-type="float" office:value="6.742" calcext:value-type="float">
            <text:p><text:s/>6.74 </text:p>
          </table:table-cell>
          <table:table-cell table:style-name="ce18" table:formula="of:=EXP([.H28])" office:value-type="float" office:value="847.253549572189" calcext:value-type="float">
            <text:p>847.3</text:p>
          </table:table-cell>
          <table:table-cell table:number-columns-repeated="1015"/>
        </table:table-row>
        <table:table-row table:style-name="ro1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9]*[.$E$2]+[.$F$2]" office:value-type="float" office:value="6.8845" calcext:value-type="float">
            <text:p><text:s/>6.88 </text:p>
          </table:table-cell>
          <table:table-cell table:formula="of:=EXP([.E29])" office:value-type="float" office:value="977.013041041237" calcext:value-type="float">
            <text:p>977.0</text:p>
          </table:table-cell>
          <table:table-cell table:style-name="ce5" table:formula="of:=[.F29]*[.$G$2]" office:value-type="float" office:value="78.1610432832989" calcext:value-type="float">
            <text:p>78</text:p>
          </table:table-cell>
          <table:table-cell table:style-name="ce13" table:formula="of:=[.$B29]*[.H$2]+[.I$2]" office:value-type="float" office:value="6.9275" calcext:value-type="float">
            <text:p><text:s/>6.93 </text:p>
          </table:table-cell>
          <table:table-cell table:style-name="ce18" table:formula="of:=EXP([.H29])" office:value-type="float" office:value="1019.94093730618" calcext:value-type="float">
            <text:p>1019.9</text:p>
          </table:table-cell>
          <table:table-cell table:number-columns-repeated="1015"/>
        </table:table-row>
        <table:table-row table:style-name="ro1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30]*[.$E$2]+[.$F$2]" office:value-type="float" office:value="7.0688" calcext:value-type="float">
            <text:p><text:s/>7.07 </text:p>
          </table:table-cell>
          <table:table-cell table:formula="of:=EXP([.E30])" office:value-type="float" office:value="1174.73750309603" calcext:value-type="float">
            <text:p>1174.7</text:p>
          </table:table-cell>
          <table:table-cell table:style-name="ce5" table:formula="of:=[.F30]*[.$G$2]" office:value-type="float" office:value="93.9790002476824" calcext:value-type="float">
            <text:p>94</text:p>
          </table:table-cell>
          <table:table-cell table:style-name="ce13" table:formula="of:=[.$B30]*[.H$2]+[.I$2]" office:value-type="float" office:value="7.113" calcext:value-type="float">
            <text:p><text:s/>7.11 </text:p>
          </table:table-cell>
          <table:table-cell table:style-name="ce18" table:formula="of:=EXP([.H30])" office:value-type="float" office:value="1227.82550290677" calcext:value-type="float">
            <text:p>1227.8</text:p>
          </table:table-cell>
          <table:table-cell table:number-columns-repeated="1015"/>
        </table:table-row>
        <table:table-row table:style-name="ro1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1]*[.$E$2]+[.$F$2]" office:value-type="float" office:value="7.2531" calcext:value-type="float">
            <text:p><text:s/>7.25 </text:p>
          </table:table-cell>
          <table:table-cell table:style-name="ce20" table:formula="of:=EXP([.E31])" office:value-type="float" office:value="1412.47674617482" calcext:value-type="float">
            <text:p>1412.5</text:p>
          </table:table-cell>
          <table:table-cell table:style-name="ce23" table:formula="of:=[.F31]*[.$G$2]" office:value-type="float" office:value="112.998139693986" calcext:value-type="float">
            <text:p>113</text:p>
          </table:table-cell>
          <table:table-cell table:style-name="ce15" table:formula="of:=[.$B31]*[.H$2]+[.I$2]" office:value-type="float" office:value="7.2985" calcext:value-type="float">
            <text:p><text:s/>7.30 </text:p>
          </table:table-cell>
          <table:table-cell table:style-name="ce51" table:formula="of:=EXP([.H31])" office:value-type="float" office:value="1478.08114219823" calcext:value-type="float">
            <text:p>1478.1</text:p>
          </table:table-cell>
          <table:table-cell table:number-columns-repeated="1015"/>
        </table:table-row>
        <table:table-row table:style-name="ro1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2]*[.$E$2]+[.$F$2]" office:value-type="float" office:value="7.4374" calcext:value-type="float">
            <text:p><text:s/>7.44 </text:p>
          </table:table-cell>
          <table:table-cell table:formula="of:=EXP([.E32])" office:value-type="float" office:value="1698.32882088683" calcext:value-type="float">
            <text:p>1698.3</text:p>
          </table:table-cell>
          <table:table-cell table:style-name="ce5" table:formula="of:=[.F32]*[.$G$2]" office:value-type="float" office:value="135.866305670946" calcext:value-type="float">
            <text:p>136</text:p>
          </table:table-cell>
          <table:table-cell table:style-name="ce13" table:formula="of:=[.$B32]*[.H$2]+[.I$2]" office:value-type="float" office:value="7.484" calcext:value-type="float">
            <text:p><text:s/>7.48 </text:p>
          </table:table-cell>
          <table:table-cell table:style-name="ce18" table:formula="of:=EXP([.H32])" office:value-type="float" office:value="1779.34393588493" calcext:value-type="float">
            <text:p>1779.3</text:p>
          </table:table-cell>
          <table:table-cell table:number-columns-repeated="1015"/>
        </table:table-row>
        <table:table-row table:style-name="ro1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3]*[.$E$2]+[.$F$2]" office:value-type="float" office:value="7.6217" calcext:value-type="float">
            <text:p><text:s/>7.62 </text:p>
          </table:table-cell>
          <table:table-cell table:formula="of:=EXP([.E33])" office:value-type="float" office:value="2042.03063283411" calcext:value-type="float">
            <text:p>2042.0</text:p>
          </table:table-cell>
          <table:table-cell table:style-name="ce5" table:formula="of:=[.F33]*[.$G$2]" office:value-type="float" office:value="163.362450626729" calcext:value-type="float">
            <text:p>163</text:p>
          </table:table-cell>
          <table:table-cell table:style-name="ce13" table:formula="of:=[.$B33]*[.H$2]+[.I$2]" office:value-type="float" office:value="7.6695" calcext:value-type="float">
            <text:p><text:s/>7.67 </text:p>
          </table:table-cell>
          <table:table-cell table:style-name="ce18" table:formula="of:=EXP([.H33])" office:value-type="float" office:value="2142.01017236567" calcext:value-type="float">
            <text:p>2142.0</text:p>
          </table:table-cell>
          <table:table-cell table:number-columns-repeated="1015"/>
        </table:table-row>
        <table:table-row table:style-name="ro1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4]*[.$E$2]+[.$F$2]" office:value-type="float" office:value="7.806" calcext:value-type="float">
            <text:p><text:s/>7.81 </text:p>
          </table:table-cell>
          <table:table-cell table:formula="of:=EXP([.E34])" office:value-type="float" office:value="2455.28960831947" calcext:value-type="float">
            <text:p>2455.3</text:p>
          </table:table-cell>
          <table:table-cell table:style-name="ce5" table:formula="of:=[.F34]*[.$G$2]" office:value-type="float" office:value="196.423168665557" calcext:value-type="float">
            <text:p>196</text:p>
          </table:table-cell>
          <table:table-cell table:style-name="ce13" table:formula="of:=[.$B34]*[.H$2]+[.I$2]" office:value-type="float" office:value="7.855" calcext:value-type="float">
            <text:p><text:s/>7.86 </text:p>
          </table:table-cell>
          <table:table-cell table:style-name="ce18" table:formula="of:=EXP([.H34])" office:value-type="float" office:value="2578.59511361761" calcext:value-type="float">
            <text:p>2578.6</text:p>
          </table:table-cell>
          <table:table-cell table:number-columns-repeated="1015"/>
        </table:table-row>
        <table:table-row table:style-name="ro1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5]*[.$E$2]+[.$F$2]" office:value-type="float" office:value="7.9903" calcext:value-type="float">
            <text:p><text:s/>7.99 </text:p>
          </table:table-cell>
          <table:table-cell table:formula="of:=EXP([.E35])" office:value-type="float" office:value="2952.18248139341" calcext:value-type="float">
            <text:p>2952.2</text:p>
          </table:table-cell>
          <table:table-cell table:style-name="ce5" table:formula="of:=[.F35]*[.$G$2]" office:value-type="float" office:value="236.174598511473" calcext:value-type="float">
            <text:p>236</text:p>
          </table:table-cell>
          <table:table-cell table:style-name="ce13" table:formula="of:=[.$B35]*[.H$2]+[.I$2]" office:value-type="float" office:value="8.0405" calcext:value-type="float">
            <text:p><text:s/>8.04 </text:p>
          </table:table-cell>
          <table:table-cell table:style-name="ce18" table:formula="of:=EXP([.H35])" office:value-type="float" office:value="3104.16488481434" calcext:value-type="float">
            <text:p>3104.2</text:p>
          </table:table-cell>
          <table:table-cell table:number-columns-repeated="1015"/>
        </table:table-row>
        <table:table-row table:style-name="ro1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6]*[.$E$2]+[.$F$2]" office:value-type="float" office:value="8.1746" calcext:value-type="float">
            <text:p><text:s/>8.17 </text:p>
          </table:table-cell>
          <table:table-cell table:formula="of:=EXP([.E36])" office:value-type="float" office:value="3549.6347860208" calcext:value-type="float">
            <text:p>3549.6</text:p>
          </table:table-cell>
          <table:table-cell table:style-name="ce5" table:formula="of:=[.F36]*[.$G$2]" office:value-type="float" office:value="283.970782881664" calcext:value-type="float">
            <text:p>284</text:p>
          </table:table-cell>
          <table:table-cell table:style-name="ce13" table:formula="of:=[.$B36]*[.H$2]+[.I$2]" office:value-type="float" office:value="8.226" calcext:value-type="float">
            <text:p><text:s/>8.23 </text:p>
          </table:table-cell>
          <table:table-cell table:style-name="ce18" table:formula="of:=EXP([.H36])" office:value-type="float" office:value="3736.85639177216" calcext:value-type="float">
            <text:p>3736.9</text:p>
          </table:table-cell>
          <table:table-cell table:number-columns-repeated="1015"/>
        </table:table-row>
        <table:table-row table:style-name="ro1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7]*[.$E$2]+[.$F$2]" office:value-type="float" office:value="8.3589" calcext:value-type="float">
            <text:p><text:s/>8.36 </text:p>
          </table:table-cell>
          <table:table-cell table:formula="of:=EXP([.E37])" office:value-type="float" office:value="4267.99738618523" calcext:value-type="float">
            <text:p>4268.0</text:p>
          </table:table-cell>
          <table:table-cell table:style-name="ce5" table:formula="of:=[.F37]*[.$G$2]" office:value-type="float" office:value="341.439790894818" calcext:value-type="float">
            <text:p>341</text:p>
          </table:table-cell>
          <table:table-cell table:style-name="ce13" table:formula="of:=[.$B37]*[.H$2]+[.I$2]" office:value-type="float" office:value="8.4115" calcext:value-type="float">
            <text:p><text:s/>8.41 </text:p>
          </table:table-cell>
          <table:table-cell table:style-name="ce18" table:formula="of:=EXP([.H37])" office:value-type="float" office:value="4498.50320807415" calcext:value-type="float">
            <text:p>4498.5</text:p>
          </table:table-cell>
          <table:table-cell table:number-columns-repeated="1015"/>
        </table:table-row>
        <table:table-row table:style-name="ro1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8]*[.$E$2]+[.$F$2]" office:value-type="float" office:value="8.5432" calcext:value-type="float">
            <text:p><text:s/>8.54 </text:p>
          </table:table-cell>
          <table:table-cell table:formula="of:=EXP([.E38])" office:value-type="float" office:value="5131.73968212774" calcext:value-type="float">
            <text:p>5131.7</text:p>
          </table:table-cell>
          <table:table-cell table:style-name="ce5" table:formula="of:=[.F38]*[.$G$2]" office:value-type="float" office:value="410.539174570219" calcext:value-type="float">
            <text:p>411</text:p>
          </table:table-cell>
          <table:table-cell table:style-name="ce13" table:formula="of:=[.$B38]*[.H$2]+[.I$2]" office:value-type="float" office:value="8.597" calcext:value-type="float">
            <text:p><text:s/>8.60 </text:p>
          </table:table-cell>
          <table:table-cell table:style-name="ce18" table:formula="of:=EXP([.H38])" office:value-type="float" office:value="5415.3890306329" calcext:value-type="float">
            <text:p>5415.4</text:p>
          </table:table-cell>
          <table:table-cell table:number-columns-repeated="1015"/>
        </table:table-row>
        <table:table-row table:style-name="ro1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9]*[.$E$2]+[.$F$2]" office:value-type="float" office:value="8.7275" calcext:value-type="float">
            <text:p><text:s/>8.73 </text:p>
          </table:table-cell>
          <table:table-cell table:formula="of:=EXP([.E39])" office:value-type="float" office:value="6170.28310522531" calcext:value-type="float">
            <text:p>6170.3</text:p>
          </table:table-cell>
          <table:table-cell table:style-name="ce5" table:formula="of:=[.F39]*[.$G$2]" office:value-type="float" office:value="493.622648418025" calcext:value-type="float">
            <text:p>494</text:p>
          </table:table-cell>
          <table:table-cell table:style-name="ce13" table:formula="of:=[.$B39]*[.H$2]+[.I$2]" office:value-type="float" office:value="8.7825" calcext:value-type="float">
            <text:p><text:s/>8.78 </text:p>
          </table:table-cell>
          <table:table-cell table:style-name="ce18" table:formula="of:=EXP([.H39])" office:value-type="float" office:value="6519.15470471657" calcext:value-type="float">
            <text:p>6519.2</text:p>
          </table:table-cell>
          <table:table-cell table:number-columns-repeated="1015"/>
        </table:table-row>
        <table:table-row table:style-name="ro1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40]*[.$E$2]+[.$F$2]" office:value-type="float" office:value="8.9118" calcext:value-type="float">
            <text:p><text:s/>8.91 </text:p>
          </table:table-cell>
          <table:table-cell table:formula="of:=EXP([.E40])" office:value-type="float" office:value="7419.00329263063" calcext:value-type="float">
            <text:p>7419.0</text:p>
          </table:table-cell>
          <table:table-cell table:style-name="ce5" table:formula="of:=[.F40]*[.$G$2]" office:value-type="float" office:value="593.520263410451" calcext:value-type="float">
            <text:p>594</text:p>
          </table:table-cell>
          <table:table-cell table:style-name="ce13" table:formula="of:=[.$B40]*[.H$2]+[.I$2]" office:value-type="float" office:value="8.968" calcext:value-type="float">
            <text:p><text:s/>8.97 </text:p>
          </table:table-cell>
          <table:table-cell table:style-name="ce18" table:formula="of:=EXP([.H40])" office:value-type="float" office:value="7847.89011899692" calcext:value-type="float">
            <text:p>7847.9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1]*[.$E$2]+[.$F$2]" office:value-type="float" office:value="9.0961" calcext:value-type="float">
            <text:p><text:s/>9.10 </text:p>
          </table:table-cell>
          <table:table-cell table:formula="of:=EXP([.E41])" office:value-type="float" office:value="8920.43507848969" calcext:value-type="float">
            <text:p>8920.4</text:p>
          </table:table-cell>
          <table:table-cell table:style-name="ce5" table:formula="of:=[.F41]*[.$G$2]" office:value-type="float" office:value="713.634806279176" calcext:value-type="float">
            <text:p>714</text:p>
          </table:table-cell>
          <table:table-cell table:style-name="ce13" table:formula="of:=[.$B41]*[.H$2]+[.I$2]" office:value-type="float" office:value="9.1535" calcext:value-type="float">
            <text:p><text:s/>9.15 </text:p>
          </table:table-cell>
          <table:table-cell table:style-name="ce18" table:formula="of:=EXP([.H41])" office:value-type="float" office:value="9447.44865086416" calcext:value-type="float">
            <text:p>9447.4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2]*[.$E$2]+[.$F$2]" office:value-type="float" office:value="9.2804" calcext:value-type="float">
            <text:p><text:s/>9.28 </text:p>
          </table:table-cell>
          <table:table-cell table:formula="of:=EXP([.E42])" office:value-type="float" office:value="10725.7213470428" calcext:value-type="float">
            <text:p>10725.7</text:p>
          </table:table-cell>
          <table:table-cell table:style-name="ce5" table:formula="of:=[.F42]*[.$G$2]" office:value-type="float" office:value="858.057707763426" calcext:value-type="float">
            <text:p>858</text:p>
          </table:table-cell>
          <table:table-cell table:style-name="ce13" table:formula="of:=[.$B42]*[.H$2]+[.I$2]" office:value-type="float" office:value="9.339" calcext:value-type="float">
            <text:p><text:s/>9.34 </text:p>
          </table:table-cell>
          <table:table-cell table:style-name="ce18" table:formula="of:=EXP([.H42])" office:value-type="float" office:value="11373.0295222486" calcext:value-type="float">
            <text:p>11373.0</text:p>
          </table:table-cell>
          <table:table-cell table:number-columns-repeated="6"/>
          <table:table-cell table:style-name="ce10" office:value-type="float" office:value="103" calcext:value-type="float">
            <text:p>103</text:p>
          </table:table-cell>
          <table:table-cell table:number-columns-repeated="1008"/>
        </table:table-row>
        <table:table-row table:style-name="ro1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3]*[.$E$2]+[.$F$2]" office:value-type="float" office:value="9.4647" calcext:value-type="float">
            <text:p><text:s/>9.46 </text:p>
          </table:table-cell>
          <table:table-cell table:formula="of:=EXP([.E43])" office:value-type="float" office:value="12896.3550995192" calcext:value-type="float">
            <text:p>12896.4</text:p>
          </table:table-cell>
          <table:table-cell table:style-name="ce5" table:formula="of:=[.F43]*[.$G$2]" office:value-type="float" office:value="1031.70840796153" calcext:value-type="float">
            <text:p>1032</text:p>
          </table:table-cell>
          <table:table-cell table:style-name="ce13" table:formula="of:=[.$B43]*[.H$2]+[.I$2]" office:value-type="float" office:value="9.5245" calcext:value-type="float">
            <text:p><text:s/>9.52 </text:p>
          </table:table-cell>
          <table:table-cell table:style-name="ce18" table:formula="of:=EXP([.H43])" office:value-type="float" office:value="13691.0826715218" calcext:value-type="float">
            <text:p>13691.1</text:p>
          </table:table-cell>
          <table:table-cell table:number-columns-repeated="1015"/>
        </table:table-row>
        <table:table-row table:style-name="ro1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4]*[.$E$2]+[.$F$2]" office:value-type="float" office:value="9.649" calcext:value-type="float">
            <text:p><text:s/>9.65 </text:p>
          </table:table-cell>
          <table:table-cell table:formula="of:=EXP([.E44])" office:value-type="float" office:value="15506.2740744005" calcext:value-type="float">
            <text:p>15506.3</text:p>
          </table:table-cell>
          <table:table-cell table:style-name="ce5" table:formula="of:=[.F44]*[.$G$2]" office:value-type="float" office:value="1240.50192595204" calcext:value-type="float">
            <text:p>1241</text:p>
          </table:table-cell>
          <table:table-cell table:style-name="ce13" table:formula="of:=[.$B44]*[.H$2]+[.I$2]" office:value-type="float" office:value="9.71" calcext:value-type="float">
            <text:p><text:s/>9.71 </text:p>
          </table:table-cell>
          <table:table-cell table:style-name="ce18" table:formula="of:=EXP([.H44])" office:value-type="float" office:value="16481.6018767693" calcext:value-type="float">
            <text:p>16481.6</text:p>
          </table:table-cell>
          <table:table-cell table:number-columns-repeated="1015"/>
        </table:table-row>
        <table:table-row table:style-name="ro1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5]*[.$E$2]+[.$F$2]" office:value-type="float" office:value="9.8333" calcext:value-type="float">
            <text:p><text:s/>9.83 </text:p>
          </table:table-cell>
          <table:table-cell table:formula="of:=EXP([.E45])" office:value-type="float" office:value="18644.379269565" calcext:value-type="float">
            <text:p>18644.4</text:p>
          </table:table-cell>
          <table:table-cell table:style-name="ce5" table:formula="of:=[.F45]*[.$G$2]" office:value-type="float" office:value="1491.5503415652" calcext:value-type="float">
            <text:p>1492</text:p>
          </table:table-cell>
          <table:table-cell table:style-name="ce13" table:formula="of:=[.$B45]*[.H$2]+[.I$2]" office:value-type="float" office:value="9.8955" calcext:value-type="float">
            <text:p><text:s/>9.90 </text:p>
          </table:table-cell>
          <table:table-cell table:style-name="ce18" table:formula="of:=EXP([.H45])" office:value-type="float" office:value="19840.8852639067" calcext:value-type="float">
            <text:p>19840.9</text:p>
          </table:table-cell>
          <table:table-cell table:number-columns-repeated="3"/>
          <table:table-cell>
            <draw:frame table:end-cell-address="'modelo al 17-marzo'.U64" table:end-x="41.36pt" table:end-y="3.34pt" draw:z-index="2" draw:name="Chart 6" draw:style-name="gr1" draw:text-style-name="P1" svg:width="505.98pt" svg:height="260.53pt" svg:x="13.38pt" svg:y="5.05pt">
              <draw:object draw:notify-on-update-of-ranges="'modelo al 17-marzo'.A4:'modelo al 17-marzo'.A33 'modelo al 17-marzo'.C3:'modelo al 17-marzo'.C3 'modelo al 17-marzo'.C4:'modelo al 17-marzo'.C33 'modelo al 17-marzo'.A4:'modelo al 17-marzo'.A33 'modelo al 17-marzo'.F3:'modelo al 17-marzo'.F3 'modelo al 17-marzo'.F4:'modelo al 17-marzo'.F3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8"/>
          <table:table-cell>
            <draw:frame table:end-cell-address="'modelo al 17-marzo'.AD64" table:end-x="27.98pt" table:end-y="0.43pt" draw:z-index="4" draw:name="Chart 6" draw:style-name="gr1" draw:text-style-name="P1" svg:width="505.98pt" svg:height="260.53pt" svg:x="0.03pt" svg:y="2.13pt">
              <draw:object draw:notify-on-update-of-ranges="'modelo al 17-marzo'.A4:'modelo al 17-marzo'.A33 'modelo al 17-marzo'.C3:'modelo al 17-marzo'.C3 'modelo al 17-marzo'.C4:'modelo al 17-marzo'.C33 'modelo al 17-marzo'.A4:'modelo al 17-marzo'.A33 'modelo al 17-marzo'.I3:'modelo al 17-marzo'.I3 'modelo al 17-marzo'.I4:'modelo al 17-marzo'.I3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02"/>
        </table:table-row>
        <table:table-row table:style-name="ro1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6]*[.$E$2]+[.$F$2]" office:value-type="float" office:value="10.0176" calcext:value-type="float">
            <text:p><text:s/>10.02 </text:p>
          </table:table-cell>
          <table:table-cell table:formula="of:=EXP([.E46])" office:value-type="float" office:value="22417.5631540826" calcext:value-type="float">
            <text:p>22417.6</text:p>
          </table:table-cell>
          <table:table-cell table:style-name="ce5" table:formula="of:=[.F46]*[.$G$2]" office:value-type="float" office:value="1793.40505232661" calcext:value-type="float">
            <text:p>1793</text:p>
          </table:table-cell>
          <table:table-cell table:style-name="ce13" table:formula="of:=[.$B46]*[.H$2]+[.I$2]" office:value-type="float" office:value="10.081" calcext:value-type="float">
            <text:p><text:s/>10.08 </text:p>
          </table:table-cell>
          <table:table-cell table:style-name="ce18" table:formula="of:=EXP([.H46])" office:value-type="float" office:value="23884.8584621116" calcext:value-type="float">
            <text:p>23884.9</text:p>
          </table:table-cell>
          <table:table-cell table:number-columns-repeated="1015"/>
        </table:table-row>
        <table:table-row table:style-name="ro1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7]*[.$E$2]+[.$F$2]" office:value-type="float" office:value="10.2019" calcext:value-type="float">
            <text:p><text:s/>10.20 </text:p>
          </table:table-cell>
          <table:table-cell table:formula="of:=EXP([.E47])" office:value-type="float" office:value="26954.3507188591" calcext:value-type="float">
            <text:p>26954.4</text:p>
          </table:table-cell>
          <table:table-cell table:style-name="ce5" table:formula="of:=[.F47]*[.$G$2]" office:value-type="float" office:value="2156.34805750873" calcext:value-type="float">
            <text:p>2156</text:p>
          </table:table-cell>
          <table:table-cell table:style-name="ce13" table:formula="of:=[.$B47]*[.H$2]+[.I$2]" office:value-type="float" office:value="10.2665" calcext:value-type="float">
            <text:p><text:s/>10.27 </text:p>
          </table:table-cell>
          <table:table-cell table:style-name="ce18" table:formula="of:=EXP([.H47])" office:value-type="float" office:value="28753.07508546" calcext:value-type="float">
            <text:p>28753.1</text:p>
          </table:table-cell>
          <table:table-cell table:number-columns-repeated="1015"/>
        </table:table-row>
        <table:table-row table:style-name="ro1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8]*[.$E$2]+[.$F$2]" office:value-type="float" office:value="10.3862" calcext:value-type="float">
            <text:p><text:s/>10.39 </text:p>
          </table:table-cell>
          <table:table-cell table:formula="of:=EXP([.E48])" office:value-type="float" office:value="32409.2773903012" calcext:value-type="float">
            <text:p>32409.3</text:p>
          </table:table-cell>
          <table:table-cell table:style-name="ce5" table:formula="of:=[.F48]*[.$G$2]" office:value-type="float" office:value="2592.7421912241" calcext:value-type="float">
            <text:p>2593</text:p>
          </table:table-cell>
          <table:table-cell table:style-name="ce13" table:formula="of:=[.$B48]*[.H$2]+[.I$2]" office:value-type="float" office:value="10.452" calcext:value-type="float">
            <text:p><text:s/>10.45 </text:p>
          </table:table-cell>
          <table:table-cell table:style-name="ce18" table:formula="of:=EXP([.H48])" office:value-type="float" office:value="34613.5325935279" calcext:value-type="float">
            <text:p>34613.5</text:p>
          </table:table-cell>
          <table:table-cell table:number-columns-repeated="1015"/>
        </table:table-row>
        <table:table-row table:style-name="ro1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9]*[.$E$2]+[.$F$2]" office:value-type="float" office:value="10.5705" calcext:value-type="float">
            <text:p><text:s/>10.57 </text:p>
          </table:table-cell>
          <table:table-cell table:formula="of:=EXP([.E49])" office:value-type="float" office:value="38968.1529307468" calcext:value-type="float">
            <text:p>38968.2</text:p>
          </table:table-cell>
          <table:table-cell table:style-name="ce5" table:formula="of:=[.F49]*[.$G$2]" office:value-type="float" office:value="3117.45223445975" calcext:value-type="float">
            <text:p>3117</text:p>
          </table:table-cell>
          <table:table-cell table:style-name="ce13" table:formula="of:=[.$B49]*[.H$2]+[.I$2]" office:value-type="float" office:value="10.6375" calcext:value-type="float">
            <text:p><text:s/>10.64 </text:p>
          </table:table-cell>
          <table:table-cell table:style-name="ce18" table:formula="of:=EXP([.H49])" office:value-type="float" office:value="41668.4697216639" calcext:value-type="float">
            <text:p>41668.5</text:p>
          </table:table-cell>
          <table:table-cell table:number-columns-repeated="1015"/>
        </table:table-row>
        <table:table-row table:style-name="ro1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50]*[.$E$2]+[.$F$2]" office:value-type="float" office:value="10.7548" calcext:value-type="float">
            <text:p><text:s/>10.75 </text:p>
          </table:table-cell>
          <table:table-cell table:formula="of:=EXP([.E50])" office:value-type="float" office:value="46854.3906285461" calcext:value-type="float">
            <text:p>46854.4</text:p>
          </table:table-cell>
          <table:table-cell table:style-name="ce5" table:formula="of:=[.F50]*[.$G$2]" office:value-type="float" office:value="3748.35125028369" calcext:value-type="float">
            <text:p>3748</text:p>
          </table:table-cell>
          <table:table-cell table:style-name="ce13" table:formula="of:=[.$B50]*[.H$2]+[.I$2]" office:value-type="float" office:value="10.823" calcext:value-type="float">
            <text:p><text:s/>10.82 </text:p>
          </table:table-cell>
          <table:table-cell table:style-name="ce18" table:formula="of:=EXP([.H50])" office:value-type="float" office:value="50161.3455446577" calcext:value-type="float">
            <text:p>50161.3</text:p>
          </table:table-cell>
          <table:table-cell table:number-columns-repeated="1015"/>
        </table:table-row>
        <table:table-row table:style-name="ro1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1]*[.$E$2]+[.$F$2]" office:value-type="float" office:value="10.9391" calcext:value-type="float">
            <text:p><text:s/>10.94 </text:p>
          </table:table-cell>
          <table:table-cell table:formula="of:=EXP([.E51])" office:value-type="float" office:value="56336.6173673634" calcext:value-type="float">
            <text:p>56336.6</text:p>
          </table:table-cell>
          <table:table-cell table:style-name="ce5" table:formula="of:=[.F51]*[.$G$2]" office:value-type="float" office:value="4506.92938938907" calcext:value-type="float">
            <text:p>4507</text:p>
          </table:table-cell>
          <table:table-cell table:style-name="ce13" table:formula="of:=[.$B51]*[.H$2]+[.I$2]" office:value-type="float" office:value="11.0085" calcext:value-type="float">
            <text:p><text:s/>11.01 </text:p>
          </table:table-cell>
          <table:table-cell table:style-name="ce18" table:formula="of:=EXP([.H51])" office:value-type="float" office:value="60385.2410145593" calcext:value-type="float">
            <text:p>60385.2</text:p>
          </table:table-cell>
          <table:table-cell table:number-columns-repeated="1015"/>
        </table:table-row>
        <table:table-row table:style-name="ro1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2]*[.$E$2]+[.$F$2]" office:value-type="float" office:value="11.1234" calcext:value-type="float">
            <text:p><text:s/>11.12 </text:p>
          </table:table-cell>
          <table:table-cell table:formula="of:=EXP([.E52])" office:value-type="float" office:value="67737.8237945338" calcext:value-type="float">
            <text:p>67737.8</text:p>
          </table:table-cell>
          <table:table-cell table:style-name="ce5" table:formula="of:=[.F52]*[.$G$2]" office:value-type="float" office:value="5419.0259035627" calcext:value-type="float">
            <text:p>5419</text:p>
          </table:table-cell>
          <table:table-cell table:style-name="ce13" table:formula="of:=[.$B52]*[.H$2]+[.I$2]" office:value-type="float" office:value="11.194" calcext:value-type="float">
            <text:p><text:s/>11.19 </text:p>
          </table:table-cell>
          <table:table-cell table:style-name="ce18" table:formula="of:=EXP([.H52])" office:value-type="float" office:value="72692.9729016164" calcext:value-type="float">
            <text:p>72693.0</text:p>
          </table:table-cell>
          <table:table-cell table:number-columns-repeated="1015"/>
        </table:table-row>
        <table:table-row table:style-name="ro1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3]*[.$E$2]+[.$F$2]" office:value-type="float" office:value="11.3077" calcext:value-type="float">
            <text:p><text:s/>11.31 </text:p>
          </table:table-cell>
          <table:table-cell table:formula="of:=EXP([.E53])" office:value-type="float" office:value="81446.3662682993" calcext:value-type="float">
            <text:p>81446.4</text:p>
          </table:table-cell>
          <table:table-cell table:style-name="ce5" table:formula="of:=[.F53]*[.$G$2]" office:value-type="float" office:value="6515.70930146394" calcext:value-type="float">
            <text:p>6516</text:p>
          </table:table-cell>
          <table:table-cell table:style-name="ce13" table:formula="of:=[.$B53]*[.H$2]+[.I$2]" office:value-type="float" office:value="11.3795" calcext:value-type="float">
            <text:p><text:s/>11.38 </text:p>
          </table:table-cell>
          <table:table-cell table:style-name="ce18" table:formula="of:=EXP([.H53])" office:value-type="float" office:value="87509.2691606723" calcext:value-type="float">
            <text:p>87509.3</text:p>
          </table:table-cell>
          <table:table-cell table:number-columns-repeated="1015"/>
        </table:table-row>
        <table:table-row table:style-name="ro1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4]*[.$E$2]+[.$F$2]" office:value-type="float" office:value="11.492" calcext:value-type="float">
            <text:p><text:s/>11.49 </text:p>
          </table:table-cell>
          <table:table-cell table:formula="of:=EXP([.E54])" office:value-type="float" office:value="97929.1953404216" calcext:value-type="float">
            <text:p>97929.2</text:p>
          </table:table-cell>
          <table:table-cell table:style-name="ce5" table:formula="of:=[.F54]*[.$G$2]" office:value-type="float" office:value="7834.33562723373" calcext:value-type="float">
            <text:p>7834</text:p>
          </table:table-cell>
          <table:table-cell table:style-name="ce13" table:formula="of:=[.$B54]*[.H$2]+[.I$2]" office:value-type="float" office:value="11.565" calcext:value-type="float">
            <text:p><text:s/>11.57 </text:p>
          </table:table-cell>
          <table:table-cell table:style-name="ce18" table:formula="of:=EXP([.H54])" office:value-type="float" office:value="105345.425883176" calcext:value-type="float">
            <text:p>105345.4</text:p>
          </table:table-cell>
          <table:table-cell table:number-columns-repeated="1015"/>
        </table:table-row>
        <table:table-row table:style-name="ro1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5]*[.$E$2]+[.$F$2]" office:value-type="float" office:value="11.6763" calcext:value-type="float">
            <text:p><text:s/>11.68 </text:p>
          </table:table-cell>
          <table:table-cell table:formula="of:=EXP([.E55])" office:value-type="float" office:value="117747.761372568" calcext:value-type="float">
            <text:p>117747.8</text:p>
          </table:table-cell>
          <table:table-cell table:style-name="ce5" table:formula="of:=[.F55]*[.$G$2]" office:value-type="float" office:value="9419.82090980542" calcext:value-type="float">
            <text:p>9420</text:p>
          </table:table-cell>
          <table:table-cell table:style-name="ce13" table:formula="of:=[.$B55]*[.H$2]+[.I$2]" office:value-type="float" office:value="11.7505" calcext:value-type="float">
            <text:p><text:s/>11.75 </text:p>
          </table:table-cell>
          <table:table-cell table:style-name="ce18" table:formula="of:=EXP([.H55])" office:value-type="float" office:value="126816.951632082" calcext:value-type="float">
            <text:p>126817.0</text:p>
          </table:table-cell>
          <table:table-cell table:number-columns-repeated="1015"/>
        </table:table-row>
        <table:table-row table:style-name="ro1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6]*[.$E$2]+[.$F$2]" office:value-type="float" office:value="11.8606" calcext:value-type="float">
            <text:p><text:s/>11.86 </text:p>
          </table:table-cell>
          <table:table-cell table:formula="of:=EXP([.E56])" office:value-type="float" office:value="141577.139075382" calcext:value-type="float">
            <text:p>141577.1</text:p>
          </table:table-cell>
          <table:table-cell table:style-name="ce5" table:formula="of:=[.F56]*[.$G$2]" office:value-type="float" office:value="11326.1711260306" calcext:value-type="float">
            <text:p>11326</text:p>
          </table:table-cell>
          <table:table-cell table:style-name="ce13" table:formula="of:=[.$B56]*[.H$2]+[.I$2]" office:value-type="float" office:value="11.936" calcext:value-type="float">
            <text:p><text:s/>11.94 </text:p>
          </table:table-cell>
          <table:table-cell table:style-name="ce18" table:formula="of:=EXP([.H56])" office:value-type="float" office:value="152664.808048607" calcext:value-type="float">
            <text:p>152664.8</text:p>
          </table:table-cell>
          <table:table-cell table:number-columns-repeated="1015"/>
        </table:table-row>
        <table:table-row table:style-name="ro1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7]*[.$E$2]+[.$F$2]" office:value-type="float" office:value="12.0449" calcext:value-type="float">
            <text:p><text:s/>12.04 </text:p>
          </table:table-cell>
          <table:table-cell table:formula="of:=EXP([.E57])" office:value-type="float" office:value="170229.022404497" calcext:value-type="float">
            <text:p>170229.0</text:p>
          </table:table-cell>
          <table:table-cell table:style-name="ce5" table:formula="of:=[.F57]*[.$G$2]" office:value-type="float" office:value="13618.3217923597" calcext:value-type="float">
            <text:p>13618</text:p>
          </table:table-cell>
          <table:table-cell table:style-name="ce13" table:formula="of:=[.$B57]*[.H$2]+[.I$2]" office:value-type="float" office:value="12.1215" calcext:value-type="float">
            <text:p><text:s/>12.12 </text:p>
          </table:table-cell>
          <table:table-cell table:style-name="ce18" table:formula="of:=EXP([.H57])" office:value-type="float" office:value="183780.979723706" calcext:value-type="float">
            <text:p>183781.0</text:p>
          </table:table-cell>
          <table:table-cell table:number-columns-repeated="1015"/>
        </table:table-row>
        <table:table-row table:style-name="ro1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8]*[.$E$2]+[.$F$2]" office:value-type="float" office:value="12.2292" calcext:value-type="float">
            <text:p><text:s/>12.23 </text:p>
          </table:table-cell>
          <table:table-cell table:formula="of:=EXP([.E58])" office:value-type="float" office:value="204679.373082694" calcext:value-type="float">
            <text:p>204679.4</text:p>
          </table:table-cell>
          <table:table-cell table:style-name="ce5" table:formula="of:=[.F58]*[.$G$2]" office:value-type="float" office:value="16374.3498466155" calcext:value-type="float">
            <text:p>16374</text:p>
          </table:table-cell>
          <table:table-cell table:style-name="ce13" table:formula="of:=[.$B58]*[.H$2]+[.I$2]" office:value-type="float" office:value="12.307" calcext:value-type="float">
            <text:p><text:s/>12.31 </text:p>
          </table:table-cell>
          <table:table-cell table:style-name="ce18" table:formula="of:=EXP([.H58])" office:value-type="float" office:value="221239.255725862" calcext:value-type="float">
            <text:p>221239.3</text:p>
          </table:table-cell>
          <table:table-cell table:number-columns-repeated="1015"/>
        </table:table-row>
        <table:table-row table:style-name="ro1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9]*[.$E$2]+[.$F$2]" office:value-type="float" office:value="12.4135" calcext:value-type="float">
            <text:p><text:s/>12.41 </text:p>
          </table:table-cell>
          <table:table-cell table:formula="of:=EXP([.E59])" office:value-type="float" office:value="246101.664532722" calcext:value-type="float">
            <text:p>246101.7</text:p>
          </table:table-cell>
          <table:table-cell table:style-name="ce5" table:formula="of:=[.F59]*[.$G$2]" office:value-type="float" office:value="19688.1331626177" calcext:value-type="float">
            <text:p>19688</text:p>
          </table:table-cell>
          <table:table-cell table:style-name="ce13" table:formula="of:=[.$B59]*[.H$2]+[.I$2]" office:value-type="float" office:value="12.4925" calcext:value-type="float">
            <text:p><text:s/>12.49 </text:p>
          </table:table-cell>
          <table:table-cell table:style-name="ce18" table:formula="of:=EXP([.H59])" office:value-type="float" office:value="266332.285026009" calcext:value-type="float">
            <text:p>266332.3</text:p>
          </table:table-cell>
          <table:table-cell table:number-columns-repeated="1015"/>
        </table:table-row>
        <table:table-row table:style-name="ro1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60]*[.$E$2]+[.$F$2]" office:value-type="float" office:value="12.5978" calcext:value-type="float">
            <text:p><text:s/>12.60 </text:p>
          </table:table-cell>
          <table:table-cell table:formula="of:=EXP([.E60])" office:value-type="float" office:value="295906.853600271" calcext:value-type="float">
            <text:p>295906.9</text:p>
          </table:table-cell>
          <table:table-cell table:style-name="ce5" table:formula="of:=[.F60]*[.$G$2]" office:value-type="float" office:value="23672.5482880217" calcext:value-type="float">
            <text:p>23673</text:p>
          </table:table-cell>
          <table:table-cell table:style-name="ce13" table:formula="of:=[.$B60]*[.H$2]+[.I$2]" office:value-type="float" office:value="12.678" calcext:value-type="float">
            <text:p><text:s/>12.68 </text:p>
          </table:table-cell>
          <table:table-cell table:style-name="ce18" table:formula="of:=EXP([.H60])" office:value-type="float" office:value="320616.184566578" calcext:value-type="float">
            <text:p>320616.2</text:p>
          </table:table-cell>
          <table:table-cell table:number-columns-repeated="1015"/>
        </table:table-row>
        <table:table-row table:style-name="ro1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1]*[.$E$2]+[.$F$2]" office:value-type="float" office:value="12.7821" calcext:value-type="float">
            <text:p><text:s/>12.78 </text:p>
          </table:table-cell>
          <table:table-cell table:formula="of:=EXP([.E61])" office:value-type="float" office:value="355791.441613637" calcext:value-type="float">
            <text:p>355791.4</text:p>
          </table:table-cell>
          <table:table-cell table:style-name="ce5" table:formula="of:=[.F61]*[.$G$2]" office:value-type="float" office:value="28463.315329091" calcext:value-type="float">
            <text:p>28463</text:p>
          </table:table-cell>
          <table:table-cell table:style-name="ce13" table:formula="of:=[.$B61]*[.H$2]+[.I$2]" office:value-type="float" office:value="12.8635" calcext:value-type="float">
            <text:p><text:s/>12.86 </text:p>
          </table:table-cell>
          <table:table-cell table:style-name="ce18" table:formula="of:=EXP([.H61])" office:value-type="float" office:value="385964.23935608" calcext:value-type="float">
            <text:p>385964.2</text:p>
          </table:table-cell>
          <table:table-cell table:number-columns-repeated="1015"/>
        </table:table-row>
        <table:table-row table:style-name="ro1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2]*[.$E$2]+[.$F$2]" office:value-type="float" office:value="12.9664" calcext:value-type="float">
            <text:p><text:s/>12.97 </text:p>
          </table:table-cell>
          <table:table-cell table:formula="of:=EXP([.E62])" office:value-type="float" office:value="427795.261871536" calcext:value-type="float">
            <text:p>427795.3</text:p>
          </table:table-cell>
          <table:table-cell table:style-name="ce5" table:formula="of:=[.F62]*[.$G$2]" office:value-type="float" office:value="34223.6209497229" calcext:value-type="float">
            <text:p>34224</text:p>
          </table:table-cell>
          <table:table-cell table:style-name="ce13" table:formula="of:=[.$B62]*[.H$2]+[.I$2]" office:value-type="float" office:value="13.049" calcext:value-type="float">
            <text:p><text:s/>13.05 </text:p>
          </table:table-cell>
          <table:table-cell table:style-name="ce18" table:formula="of:=EXP([.H62])" office:value-type="float" office:value="464631.547727694" calcext:value-type="float">
            <text:p>464631.5</text:p>
          </table:table-cell>
          <table:table-cell table:number-columns-repeated="1015"/>
        </table:table-row>
        <table:table-row table:style-name="ro1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3]*[.$E$2]+[.$F$2]" office:value-type="float" office:value="13.1507" calcext:value-type="float">
            <text:p><text:s/>13.15 </text:p>
          </table:table-cell>
          <table:table-cell table:formula="of:=EXP([.E63])" office:value-type="float" office:value="514370.961959421" calcext:value-type="float">
            <text:p>514371.0</text:p>
          </table:table-cell>
          <table:table-cell table:style-name="ce5" table:formula="of:=[.F63]*[.$G$2]" office:value-type="float" office:value="41149.6769567537" calcext:value-type="float">
            <text:p>41150</text:p>
          </table:table-cell>
          <table:table-cell table:style-name="ce13" table:formula="of:=[.$B63]*[.H$2]+[.I$2]" office:value-type="float" office:value="13.2345" calcext:value-type="float">
            <text:p><text:s/>13.23 </text:p>
          </table:table-cell>
          <table:table-cell table:style-name="ce18" table:formula="of:=EXP([.H63])" office:value-type="float" office:value="559332.842607382" calcext:value-type="float">
            <text:p>559332.8</text:p>
          </table:table-cell>
          <table:table-cell table:number-columns-repeated="1015"/>
        </table:table-row>
        <table:table-row table:style-name="ro1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4]*[.$E$2]+[.$F$2]" office:value-type="float" office:value="13.335" calcext:value-type="float">
            <text:p><text:s/>13.34 </text:p>
          </table:table-cell>
          <table:table-cell table:formula="of:=EXP([.E64])" office:value-type="float" office:value="618467.547652529" calcext:value-type="float">
            <text:p>618467.5</text:p>
          </table:table-cell>
          <table:table-cell table:style-name="ce5" table:formula="of:=[.F64]*[.$G$2]" office:value-type="float" office:value="49477.4038122023" calcext:value-type="float">
            <text:p>49477</text:p>
          </table:table-cell>
          <table:table-cell table:style-name="ce13" table:formula="of:=[.$B64]*[.H$2]+[.I$2]" office:value-type="float" office:value="13.42" calcext:value-type="float">
            <text:p><text:s/>13.42 </text:p>
          </table:table-cell>
          <table:table-cell table:style-name="ce18" table:formula="of:=EXP([.H64])" office:value-type="float" office:value="673336.174328413" calcext:value-type="float">
            <text:p>673336.2</text:p>
          </table:table-cell>
          <table:table-cell table:number-columns-repeated="1015"/>
        </table:table-row>
        <table:table-row table:style-name="ro1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5]*[.$E$2]+[.$F$2]" office:value-type="float" office:value="13.5193" calcext:value-type="float">
            <text:p><text:s/>13.52 </text:p>
          </table:table-cell>
          <table:table-cell table:formula="of:=EXP([.E65])" office:value-type="float" office:value="743630.834140107" calcext:value-type="float">
            <text:p>743630.8</text:p>
          </table:table-cell>
          <table:table-cell table:style-name="ce5" table:formula="of:=[.F65]*[.$G$2]" office:value-type="float" office:value="59490.4667312085" calcext:value-type="float">
            <text:p>59490</text:p>
          </table:table-cell>
          <table:table-cell table:style-name="ce13" table:formula="of:=[.$B65]*[.H$2]+[.I$2]" office:value-type="float" office:value="13.6055" calcext:value-type="float">
            <text:p><text:s/>13.61 </text:p>
          </table:table-cell>
          <table:table-cell table:style-name="ce18" table:formula="of:=EXP([.H65])" office:value-type="float" office:value="810575.687895854" calcext:value-type="float">
            <text:p>810575.7</text:p>
          </table:table-cell>
          <table:table-cell table:number-columns-repeated="1015"/>
        </table:table-row>
        <table:table-row table:style-name="ro1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6]*[.$E$2]+[.$F$2]" office:value-type="float" office:value="13.7036" calcext:value-type="float">
            <text:p><text:s/>13.70 </text:p>
          </table:table-cell>
          <table:table-cell table:formula="of:=EXP([.E66])" office:value-type="float" office:value="894124.226215008" calcext:value-type="float">
            <text:p>894124.2</text:p>
          </table:table-cell>
          <table:table-cell table:style-name="ce5" table:formula="of:=[.F66]*[.$G$2]" office:value-type="float" office:value="71529.9380972006" calcext:value-type="float">
            <text:p>71530</text:p>
          </table:table-cell>
          <table:table-cell table:style-name="ce13" table:formula="of:=[.$B66]*[.H$2]+[.I$2]" office:value-type="float" office:value="13.791" calcext:value-type="float">
            <text:p><text:s/>13.79 </text:p>
          </table:table-cell>
          <table:table-cell table:style-name="ce18" table:formula="of:=EXP([.H66])" office:value-type="float" office:value="975787.386535655" calcext:value-type="float">
            <text:p>975787.4</text:p>
          </table:table-cell>
          <table:table-cell table:number-columns-repeated="1015"/>
        </table:table-row>
        <table:table-row table:style-name="ro1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7]*[.$E$2]+[.$F$2]" office:value-type="float" office:value="13.8879" calcext:value-type="float">
            <text:p><text:s/>13.89 </text:p>
          </table:table-cell>
          <table:table-cell table:formula="of:=EXP([.E67])" office:value-type="float" office:value="1075073.94153315" calcext:value-type="float">
            <text:p>1075073.9</text:p>
          </table:table-cell>
          <table:table-cell table:style-name="ce5" table:formula="of:=[.F67]*[.$G$2]" office:value-type="float" office:value="86005.9153226517" calcext:value-type="float">
            <text:p>86006</text:p>
          </table:table-cell>
          <table:table-cell table:style-name="ce13" table:formula="of:=[.$B67]*[.H$2]+[.I$2]" office:value-type="float" office:value="13.9765" calcext:value-type="float">
            <text:p><text:s/>13.98 </text:p>
          </table:table-cell>
          <table:table-cell table:style-name="ce18" table:formula="of:=EXP([.H67])" office:value-type="float" office:value="1174672.56659741" calcext:value-type="float">
            <text:p>1174672.6</text:p>
          </table:table-cell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o al 20-marzo" table:style-name="ta1">
        <table:table-column table:style-name="co1" table:default-cell-style-name="ce26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8"/>
        <table:table-column table:style-name="co6" table:default-cell-style-name="Default"/>
        <table:table-column table:style-name="co8" table:number-columns-repeated="1017" table:default-cell-style-name="Default"/>
        <table:table-row table:style-name="ro1">
          <table:table-cell table:number-columns-repeated="4"/>
          <table:table-cell table:style-name="ce12" office:value-type="float" office:value="0.1958" calcext:value-type="float">
            <text:p><text:s/>0.1958 </text:p>
          </table:table-cell>
          <table:table-cell table:style-name="ce41" office:value-type="float" office:value="2.0476" calcext:value-type="float">
            <text:p>2.0476</text:p>
          </table:table-cell>
          <table:table-cell table:style-name="ce47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/>
          <table:table-cell table:style-name="ce24" office:value-type="string" calcext:value-type="string">
            <text:p>Modelo predictivo</text:p>
          </table:table-cell>
          <table:table-cell table:style-name="ce9" table:number-columns-repeated="1015"/>
        </table:table-row>
        <table:table-row table:style-name="ro4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3])" office:value-type="float" office:value="2.19722457733622" calcext:value-type="float">
            <text:p>2.19722457733622</text:p>
          </table:table-cell>
          <table:table-cell table:formula="of:=[.B3]*[.$E$1]+[.$F$1]" office:value-type="float" office:value="2.2434" calcext:value-type="float">
            <text:p><text:s/>2.24 </text:p>
          </table:table-cell>
          <table:table-cell table:formula="of:=EXP([.E3])" office:value-type="float" office:value="9.42532296885985" calcext:value-type="float">
            <text:p>9.4</text:p>
          </table:table-cell>
          <table:table-cell table:number-columns-repeated="1018"/>
        </table:table-row>
        <table:table-row table:style-name="ro1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]+[.D5])/2" office:value-type="float" office:value="2.38108696739888" calcext:value-type="float">
            <text:p>2.38108696739888</text:p>
          </table:table-cell>
          <table:table-cell table:formula="of:=[.B4]*[.$E$1]+[.$F$1]" office:value-type="float" office:value="2.4392" calcext:value-type="float">
            <text:p><text:s/>2.44 </text:p>
          </table:table-cell>
          <table:table-cell table:formula="of:=EXP([.E4])" office:value-type="float" office:value="11.4638659805948" calcext:value-type="float">
            <text:p>11.5</text:p>
          </table:table-cell>
          <table:table-cell table:number-columns-repeated="2"/>
          <table:table-cell>
            <draw:frame table:end-cell-address="'modelo al 20-marzo'.Q20" table:end-x="5.95pt" table:end-y="6.46pt" draw:z-index="0" draw:name="Chart 4" draw:style-name="gr1" draw:text-style-name="P1" svg:width="479.51pt" svg:height="233.04pt" svg:x="4.51pt" svg:y="2.66pt">
              <draw:object draw:notify-on-update-of-ranges="'modelo al 20-marzo'.B3:'modelo al 20-marzo'.B20 'modelo al 20-marzo'.D2:'modelo al 20-marzo'.D2 'modelo al 20-marzo'.D3:'modelo al 20-marzo'.D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4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5])" office:value-type="float" office:value="2.56494935746154" calcext:value-type="float">
            <text:p>2.56494935746154</text:p>
          </table:table-cell>
          <table:table-cell table:formula="of:=[.B5]*[.$E$1]+[.$F$1]" office:value-type="float" office:value="2.635" calcext:value-type="float">
            <text:p><text:s/>2.64 </text:p>
          </table:table-cell>
          <table:table-cell table:formula="of:=EXP([.E5])" office:value-type="float" office:value="13.9433124631629" calcext:value-type="float">
            <text:p>13.9</text:p>
          </table:table-cell>
          <table:table-cell table:number-columns-repeated="1018"/>
        </table:table-row>
        <table:table-row table:style-name="ro4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6])" office:value-type="float" office:value="3.09104245335832" calcext:value-type="float">
            <text:p>3.09104245335832</text:p>
          </table:table-cell>
          <table:table-cell table:formula="of:=[.B6]*[.$E$1]+[.$F$1]" office:value-type="float" office:value="2.8308" calcext:value-type="float">
            <text:p><text:s/>2.83 </text:p>
          </table:table-cell>
          <table:table-cell table:formula="of:=EXP([.E6])" office:value-type="float" office:value="16.9590226171944" calcext:value-type="float">
            <text:p>17.0</text:p>
          </table:table-cell>
          <table:table-cell table:number-columns-repeated="1018"/>
        </table:table-row>
        <table:table-row table:style-name="ro1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7])" office:value-type="float" office:value="3.13549421592915" calcext:value-type="float">
            <text:p>3.13549421592915</text:p>
          </table:table-cell>
          <table:table-cell table:formula="of:=[.B7]*[.$E$1]+[.$F$1]" office:value-type="float" office:value="3.0266" calcext:value-type="float">
            <text:p><text:s/>3.03 </text:p>
          </table:table-cell>
          <table:table-cell table:formula="of:=EXP([.E7])" office:value-type="float" office:value="20.6269814931244" calcext:value-type="float">
            <text:p>20.6</text:p>
          </table:table-cell>
          <table:table-cell table:number-columns-repeated="1018"/>
        </table:table-row>
        <table:table-row table:style-name="ro1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LN([.C8])" office:value-type="float" office:value="3.25809653802148" calcext:value-type="float">
            <text:p>3.25809653802148</text:p>
          </table:table-cell>
          <table:table-cell table:formula="of:=[.B8]*[.$E$1]+[.$F$1]" office:value-type="float" office:value="3.2224" calcext:value-type="float">
            <text:p><text:s/>3.22 </text:p>
          </table:table-cell>
          <table:table-cell table:formula="of:=EXP([.E8])" office:value-type="float" office:value="25.0882598084586" calcext:value-type="float">
            <text:p>25.1</text:p>
          </table:table-cell>
          <table:table-cell table:number-columns-repeated="1018"/>
        </table:table-row>
        <table:table-row table:style-name="ro4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9])" office:value-type="float" office:value="3.29583686600433" calcext:value-type="float">
            <text:p>3.29583686600433</text:p>
          </table:table-cell>
          <table:table-cell table:formula="of:=[.B9]*[.$E$1]+[.$F$1]" office:value-type="float" office:value="3.4182" calcext:value-type="float">
            <text:p><text:s/>3.42 </text:p>
          </table:table-cell>
          <table:table-cell table:formula="of:=EXP([.E9])" office:value-type="float" office:value="30.5144395667646" calcext:value-type="float">
            <text:p>30.5</text:p>
          </table:table-cell>
          <table:table-cell table:number-columns-repeated="1018"/>
        </table:table-row>
        <table:table-row table:style-name="ro4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0])" office:value-type="float" office:value="3.55534806148941" calcext:value-type="float">
            <text:p>3.55534806148941</text:p>
          </table:table-cell>
          <table:table-cell table:formula="of:=[.B10]*[.$E$1]+[.$F$1]" office:value-type="float" office:value="3.614" calcext:value-type="float">
            <text:p><text:s/>3.61 </text:p>
          </table:table-cell>
          <table:table-cell table:formula="of:=EXP([.E10])" office:value-type="float" office:value="37.1142131492035" calcext:value-type="float">
            <text:p>37.1</text:p>
          </table:table-cell>
          <table:table-cell table:number-columns-repeated="1018"/>
        </table:table-row>
        <table:table-row table:style-name="ro4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1])" office:value-type="float" office:value="3.71357206670431" calcext:value-type="float">
            <text:p>3.71357206670431</text:p>
          </table:table-cell>
          <table:table-cell table:formula="of:=[.B11]*[.$E$1]+[.$F$1]" office:value-type="float" office:value="3.8098" calcext:value-type="float">
            <text:p><text:s/>3.81 </text:p>
          </table:table-cell>
          <table:table-cell table:formula="of:=EXP([.E11])" office:value-type="float" office:value="45.141409681494" calcext:value-type="float">
            <text:p>45.1</text:p>
          </table:table-cell>
          <table:table-cell table:number-columns-repeated="1018"/>
        </table:table-row>
        <table:table-row table:style-name="ro4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2])" office:value-type="float" office:value="3.91202300542815" calcext:value-type="float">
            <text:p>3.91202300542815</text:p>
          </table:table-cell>
          <table:table-cell table:formula="of:=[.B12]*[.$E$1]+[.$F$1]" office:value-type="float" office:value="4.0056" calcext:value-type="float">
            <text:p><text:s/>4.01 </text:p>
          </table:table-cell>
          <table:table-cell table:formula="of:=EXP([.E12])" office:value-type="float" office:value="54.9047573726136" calcext:value-type="float">
            <text:p>54.9</text:p>
          </table:table-cell>
          <table:table-cell table:style-name="ce5" table:formula="of:=[.F12]*[.$G$1]" office:value-type="float" office:value="4.39238058980909" calcext:value-type="float">
            <text:p>4</text:p>
          </table:table-cell>
          <table:table-cell table:number-columns-repeated="1017"/>
        </table:table-row>
        <table:table-row table:style-name="ro4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3])" office:value-type="float" office:value="4.23410650459726" calcext:value-type="float">
            <text:p>4.23410650459726</text:p>
          </table:table-cell>
          <table:table-cell table:formula="of:=[.B13]*[.$E$1]+[.$F$1]" office:value-type="float" office:value="4.2014" calcext:value-type="float">
            <text:p><text:s/>4.20 </text:p>
          </table:table-cell>
          <table:table-cell table:formula="of:=EXP([.E13])" office:value-type="float" office:value="66.7797572874954" calcext:value-type="float">
            <text:p>66.8</text:p>
          </table:table-cell>
          <table:table-cell table:style-name="ce5" table:formula="of:=[.F13]*[.$G$1]" office:value-type="float" office:value="5.34238058299963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4])" office:value-type="float" office:value="4.46590811865458" calcext:value-type="float">
            <text:p>4.46590811865458</text:p>
          </table:table-cell>
          <table:table-cell table:formula="of:=[.B14]*[.$E$1]+[.$F$1]" office:value-type="float" office:value="4.3972" calcext:value-type="float">
            <text:p><text:s/>4.40 </text:p>
          </table:table-cell>
          <table:table-cell table:formula="of:=EXP([.E14])" office:value-type="float" office:value="81.2231252223183" calcext:value-type="float">
            <text:p>81.2</text:p>
          </table:table-cell>
          <table:table-cell table:style-name="ce5" table:formula="of:=[.F14]*[.$G$1]" office:value-type="float" office:value="6.4978500177854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5])" office:value-type="float" office:value="4.63472898822964" calcext:value-type="float">
            <text:p>4.63472898822964</text:p>
          </table:table-cell>
          <table:table-cell table:style-name="ce14" table:formula="of:=[.B15]*[.$E$1]+[.$F$1]" office:value-type="float" office:value="4.593" calcext:value-type="float">
            <text:p><text:s/>4.59 </text:p>
          </table:table-cell>
          <table:table-cell table:style-name="ce19" table:formula="of:=EXP([.E15])" office:value-type="float" office:value="98.7903571209255" calcext:value-type="float">
            <text:p>98.8</text:p>
          </table:table-cell>
          <table:table-cell table:style-name="ce22" table:formula="of:=[.F15]*[.$G$1]" office:value-type="float" office:value="7.90322856967404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LN([.C16])" office:value-type="float" office:value="4.76217393479776" calcext:value-type="float">
            <text:p>4.76217393479776</text:p>
          </table:table-cell>
          <table:table-cell table:formula="of:=[.B16]*[.$E$1]+[.$F$1]" office:value-type="float" office:value="4.7888" calcext:value-type="float">
            <text:p><text:s/>4.79 </text:p>
          </table:table-cell>
          <table:table-cell table:formula="of:=EXP([.E16])" office:value-type="float" office:value="120.157093603169" calcext:value-type="float">
            <text:p>120.2</text:p>
          </table:table-cell>
          <table:table-cell table:style-name="ce5" table:formula="of:=[.F16]*[.$G$1]" office:value-type="float" office:value="9.61256748825349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formula="of:=LN([.C17])" office:value-type="float" office:value="4.89783979995091" calcext:value-type="float">
            <text:p>4.89783979995091</text:p>
          </table:table-cell>
          <table:table-cell table:formula="of:=[.B17]*[.$E$1]+[.$F$1]" office:value-type="float" office:value="4.9846" calcext:value-type="float">
            <text:p><text:s/>4.98 </text:p>
          </table:table-cell>
          <table:table-cell table:formula="of:=EXP([.E17])" office:value-type="float" office:value="146.145105290873" calcext:value-type="float">
            <text:p>146.1</text:p>
          </table:table-cell>
          <table:table-cell table:style-name="ce5" table:formula="of:=[.F17]*[.$G$1]" office:value-type="float" office:value="11.6916084232699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table:formula="of:=LN([.C18])" office:value-type="float" office:value="5.06259503302697" calcext:value-type="float">
            <text:p>5.06259503302697</text:p>
          </table:table-cell>
          <table:table-cell table:formula="of:=[.B18]*[.$E$1]+[.$F$1]" office:value-type="float" office:value="5.1804" calcext:value-type="float">
            <text:p><text:s/>5.18 </text:p>
          </table:table-cell>
          <table:table-cell table:formula="of:=EXP([.E18])" office:value-type="float" office:value="177.753898334282" calcext:value-type="float">
            <text:p>177.8</text:p>
          </table:table-cell>
          <table:table-cell table:style-name="ce5" table:formula="of:=[.F18]*[.$G$1]" office:value-type="float" office:value="14.2203118667426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office:value-type="float" office:value="177" calcext:value-type="float">
            <text:p>177</text:p>
          </table:table-cell>
          <table:table-cell table:formula="of:=LN([.C19])" office:value-type="float" office:value="5.17614973257383" calcext:value-type="float">
            <text:p>5.17614973257383</text:p>
          </table:table-cell>
          <table:table-cell table:formula="of:=[.B19]*[.$E$1]+[.$F$1]" office:value-type="float" office:value="5.3762" calcext:value-type="float">
            <text:p><text:s/>5.38 </text:p>
          </table:table-cell>
          <table:table-cell table:formula="of:=EXP([.E19])" office:value-type="float" office:value="216.199155696304" calcext:value-type="float">
            <text:p>216.2</text:p>
          </table:table-cell>
          <table:table-cell table:style-name="ce5" table:formula="of:=[.F19]*[.$G$1]" office:value-type="float" office:value="17.2959324557044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  <table:table-cell table:formula="of:=LN([.C20])" office:value-type="float" office:value="5.30330490805908" calcext:value-type="float">
            <text:p>5.30330490805908</text:p>
          </table:table-cell>
          <table:table-cell table:formula="of:=[.B20]*[.$E$1]+[.$F$1]" office:value-type="float" office:value="5.572" calcext:value-type="float">
            <text:p><text:s/>5.57 </text:p>
          </table:table-cell>
          <table:table-cell table:formula="of:=EXP([.E20])" office:value-type="float" office:value="262.959492657045" calcext:value-type="float">
            <text:p>263.0</text:p>
          </table:table-cell>
          <table:table-cell table:style-name="ce5" table:formula="of:=[.F20]*[.$G$1]" office:value-type="float" office:value="21.0367594125636" calcext:value-type="float">
            <text:p>21</text:p>
          </table:table-cell>
          <table:table-cell table:number-columns-repeated="1017"/>
        </table:table-row>
        <table:table-row table:style-name="ro4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1]*[.$E$1]+[.$F$1]" office:value-type="float" office:value="5.7678" calcext:value-type="float">
            <text:p><text:s/>5.77 </text:p>
          </table:table-cell>
          <table:table-cell table:formula="of:=EXP([.E21])" office:value-type="float" office:value="319.83332476831" calcext:value-type="float">
            <text:p>319.8</text:p>
          </table:table-cell>
          <table:table-cell table:style-name="ce5" table:formula="of:=[.F21]*[.$G$1]" office:value-type="float" office:value="25.5866659814648" calcext:value-type="float">
            <text:p>26</text:p>
          </table:table-cell>
          <table:table-cell/>
          <table:table-cell>
            <draw:frame table:end-cell-address="'modelo al 20-marzo'.Q41" table:end-x="11.42pt" table:end-y="4.45pt" draw:z-index="1" draw:name="Chart 5" draw:style-name="gr1" draw:text-style-name="P1" svg:width="482.4pt" svg:height="292.37pt" svg:x="7.09pt" svg:y="10.94pt">
              <draw:object draw:notify-on-update-of-ranges="'modelo al 20-marzo'.A3:'modelo al 20-marzo'.A20 'modelo al 20-marzo'.C2:'modelo al 20-marzo'.C2 'modelo al 20-marzo'.C3:'modelo al 20-marzo'.C20 'modelo al 20-marzo'.A3:'modelo al 20-marzo'.A20 'modelo al 20-marzo'.F2:'modelo al 20-marzo'.F2 'modelo al 20-marzo'.F3:'modelo al 20-marzo'.F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'modelo al 20-marzo'.Y41" table:end-x="48.16pt" table:end-y="3.17pt" draw:z-index="2" draw:name="Chart 6" draw:style-name="gr1" draw:text-style-name="P1" svg:width="476.59pt" svg:height="288.37pt" svg:x="49.63pt" svg:y="13.66pt">
              <draw:object draw:notify-on-update-of-ranges="'modelo al 20-marzo'.A3:'modelo al 20-marzo'.A32 'modelo al 20-marzo'.C2:'modelo al 20-marzo'.C2 'modelo al 20-marzo'.C3:'modelo al 20-marzo'.C32 'modelo al 20-marzo'.A3:'modelo al 20-marzo'.A32 'modelo al 20-marzo'.F2:'modelo al 20-marzo'.F2 'modelo al 20-marzo'.F3:'modelo al 20-marzo'.F3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4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2]*[.$E$1]+[.$F$1]" office:value-type="float" office:value="5.9636" calcext:value-type="float">
            <text:p><text:s/>5.96 </text:p>
          </table:table-cell>
          <table:table-cell table:formula="of:=EXP([.E22])" office:value-type="float" office:value="389.008035415415" calcext:value-type="float">
            <text:p>389.0</text:p>
          </table:table-cell>
          <table:table-cell table:style-name="ce5" table:formula="of:=[.F22]*[.$G$1]" office:value-type="float" office:value="31.1206428332332" calcext:value-type="float">
            <text:p>31</text:p>
          </table:table-cell>
          <table:table-cell table:number-columns-repeated="1017"/>
        </table:table-row>
        <table:table-row table:style-name="ro4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3]*[.$E$1]+[.$F$1]" office:value-type="float" office:value="6.1594" calcext:value-type="float">
            <text:p><text:s/>6.16 </text:p>
          </table:table-cell>
          <table:table-cell table:formula="of:=EXP([.E23])" office:value-type="float" office:value="473.144103189946" calcext:value-type="float">
            <text:p>473.1</text:p>
          </table:table-cell>
          <table:table-cell table:style-name="ce5" table:formula="of:=[.F23]*[.$G$1]" office:value-type="float" office:value="37.8515282551957" calcext:value-type="float">
            <text:p>38</text:p>
          </table:table-cell>
          <table:table-cell table:number-columns-repeated="1017"/>
        </table:table-row>
        <table:table-row table:style-name="ro4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4]*[.$E$1]+[.$F$1]" office:value-type="float" office:value="6.3552" calcext:value-type="float">
            <text:p><text:s/>6.36 </text:p>
          </table:table-cell>
          <table:table-cell table:formula="of:=EXP([.E24])" office:value-type="float" office:value="575.477424635603" calcext:value-type="float">
            <text:p>575.5</text:p>
          </table:table-cell>
          <table:table-cell table:style-name="ce5" table:formula="of:=[.F24]*[.$G$1]" office:value-type="float" office:value="46.0381939708482" calcext:value-type="float">
            <text:p>46</text:p>
          </table:table-cell>
          <table:table-cell table:number-columns-repeated="1017"/>
        </table:table-row>
        <table:table-row table:style-name="ro4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5]*[.$E$1]+[.$F$1]" office:value-type="float" office:value="6.551" calcext:value-type="float">
            <text:p><text:s/>6.55 </text:p>
          </table:table-cell>
          <table:table-cell table:formula="of:=EXP([.E25])" office:value-type="float" office:value="699.943767728358" calcext:value-type="float">
            <text:p>699.9</text:p>
          </table:table-cell>
          <table:table-cell table:style-name="ce5" table:formula="of:=[.F25]*[.$G$1]" office:value-type="float" office:value="55.9955014182687" calcext:value-type="float">
            <text:p>56</text:p>
          </table:table-cell>
          <table:table-cell table:number-columns-repeated="1017"/>
        </table:table-row>
        <table:table-row table:style-name="ro4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6]*[.$E$1]+[.$F$1]" office:value-type="float" office:value="6.7468" calcext:value-type="float">
            <text:p><text:s/>6.75 </text:p>
          </table:table-cell>
          <table:table-cell table:formula="of:=EXP([.E26])" office:value-type="float" office:value="851.330142606362" calcext:value-type="float">
            <text:p>851.3</text:p>
          </table:table-cell>
          <table:table-cell table:style-name="ce5" table:formula="of:=[.F26]*[.$G$1]" office:value-type="float" office:value="68.1064114085089" calcext:value-type="float">
            <text:p>68</text:p>
          </table:table-cell>
          <table:table-cell table:number-columns-repeated="1017"/>
        </table:table-row>
        <table:table-row table:style-name="ro4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7]*[.$E$1]+[.$F$1]" office:value-type="float" office:value="6.9426" calcext:value-type="float">
            <text:p><text:s/>6.94 </text:p>
          </table:table-cell>
          <table:table-cell table:formula="of:=EXP([.E27])" office:value-type="float" office:value="1035.45891130992" calcext:value-type="float">
            <text:p>1035.5</text:p>
          </table:table-cell>
          <table:table-cell table:style-name="ce5" table:formula="of:=[.F27]*[.$G$1]" office:value-type="float" office:value="82.8367129047935" calcext:value-type="float">
            <text:p>83</text:p>
          </table:table-cell>
          <table:table-cell table:number-columns-repeated="1017"/>
        </table:table-row>
        <table:table-row table:style-name="ro4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8]*[.$E$1]+[.$F$1]" office:value-type="float" office:value="7.1384" calcext:value-type="float">
            <text:p><text:s/>7.14 </text:p>
          </table:table-cell>
          <table:table-cell table:formula="of:=EXP([.E28])" office:value-type="float" office:value="1259.41171744329" calcext:value-type="float">
            <text:p>1259.4</text:p>
          </table:table-cell>
          <table:table-cell table:style-name="ce5" table:formula="of:=[.F28]*[.$G$1]" office:value-type="float" office:value="100.752937395463" calcext:value-type="float">
            <text:p>101</text:p>
          </table:table-cell>
          <table:table-cell table:number-columns-repeated="1017"/>
        </table:table-row>
        <table:table-row table:style-name="ro4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9]*[.$E$1]+[.$F$1]" office:value-type="float" office:value="7.3342" calcext:value-type="float">
            <text:p><text:s/>7.33 </text:p>
          </table:table-cell>
          <table:table-cell table:formula="of:=EXP([.E29])" office:value-type="float" office:value="1531.80184815535" calcext:value-type="float">
            <text:p>1531.8</text:p>
          </table:table-cell>
          <table:table-cell table:style-name="ce5" table:formula="of:=[.F29]*[.$G$1]" office:value-type="float" office:value="122.544147852428" calcext:value-type="float">
            <text:p>12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0]*[.$E$1]+[.$F$1]" office:value-type="float" office:value="7.53" calcext:value-type="float">
            <text:p><text:s/>7.53 </text:p>
          </table:table-cell>
          <table:table-cell table:style-name="ce20" table:formula="of:=EXP([.E30])" office:value-type="float" office:value="1863.10550355651" calcext:value-type="float">
            <text:p>1863.1</text:p>
          </table:table-cell>
          <table:table-cell table:style-name="ce23" table:formula="of:=[.F30]*[.$G$1]" office:value-type="float" office:value="149.048440284521" calcext:value-type="float">
            <text:p>149</text:p>
          </table:table-cell>
          <table:table-cell table:number-columns-repeated="1017"/>
        </table:table-row>
        <table:table-row table:style-name="ro4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1]*[.$E$1]+[.$F$1]" office:value-type="float" office:value="7.7258" calcext:value-type="float">
            <text:p><text:s/>7.73 </text:p>
          </table:table-cell>
          <table:table-cell table:formula="of:=EXP([.E31])" office:value-type="float" office:value="2266.06471428577" calcext:value-type="float">
            <text:p>2266.1</text:p>
          </table:table-cell>
          <table:table-cell table:style-name="ce5" table:formula="of:=[.F31]*[.$G$1]" office:value-type="float" office:value="181.285177142861" calcext:value-type="float">
            <text:p>181</text:p>
          </table:table-cell>
          <table:table-cell table:number-columns-repeated="1017"/>
        </table:table-row>
        <table:table-row table:style-name="ro4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2]*[.$E$1]+[.$F$1]" office:value-type="float" office:value="7.9216" calcext:value-type="float">
            <text:p><text:s/>7.92 </text:p>
          </table:table-cell>
          <table:table-cell table:formula="of:=EXP([.E32])" office:value-type="float" office:value="2756.17740354942" calcext:value-type="float">
            <text:p>2756.2</text:p>
          </table:table-cell>
          <table:table-cell table:style-name="ce5" table:formula="of:=[.F32]*[.$G$1]" office:value-type="float" office:value="220.494192283954" calcext:value-type="float">
            <text:p>220</text:p>
          </table:table-cell>
          <table:table-cell table:number-columns-repeated="1017"/>
        </table:table-row>
        <table:table-row table:style-name="ro4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3]*[.$E$1]+[.$F$1]" office:value-type="float" office:value="8.1174" calcext:value-type="float">
            <text:p><text:s/>8.12 </text:p>
          </table:table-cell>
          <table:table-cell table:formula="of:=EXP([.E33])" office:value-type="float" office:value="3352.2934415537" calcext:value-type="float">
            <text:p>3352.3</text:p>
          </table:table-cell>
          <table:table-cell table:style-name="ce5" table:formula="of:=[.F33]*[.$G$1]" office:value-type="float" office:value="268.183475324296" calcext:value-type="float">
            <text:p>268</text:p>
          </table:table-cell>
          <table:table-cell table:number-columns-repeated="1017"/>
        </table:table-row>
        <table:table-row table:style-name="ro4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4]*[.$E$1]+[.$F$1]" office:value-type="float" office:value="8.3132" calcext:value-type="float">
            <text:p><text:s/>8.31 </text:p>
          </table:table-cell>
          <table:table-cell table:formula="of:=EXP([.E34])" office:value-type="float" office:value="4077.33961675027" calcext:value-type="float">
            <text:p>4077.3</text:p>
          </table:table-cell>
          <table:table-cell table:style-name="ce5" table:formula="of:=[.F34]*[.$G$1]" office:value-type="float" office:value="326.187169340021" calcext:value-type="float">
            <text:p>326</text:p>
          </table:table-cell>
          <table:table-cell table:number-columns-repeated="1017"/>
        </table:table-row>
        <table:table-row table:style-name="ro4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5]*[.$E$1]+[.$F$1]" office:value-type="float" office:value="8.509" calcext:value-type="float">
            <text:p><text:s/>8.51 </text:p>
          </table:table-cell>
          <table:table-cell table:formula="of:=EXP([.E35])" office:value-type="float" office:value="4959.20140649027" calcext:value-type="float">
            <text:p>4959.2</text:p>
          </table:table-cell>
          <table:table-cell table:style-name="ce5" table:formula="of:=[.F35]*[.$G$1]" office:value-type="float" office:value="396.736112519222" calcext:value-type="float">
            <text:p>397</text:p>
          </table:table-cell>
          <table:table-cell table:number-columns-repeated="1017"/>
        </table:table-row>
        <table:table-row table:style-name="ro4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6]*[.$E$1]+[.$F$1]" office:value-type="float" office:value="8.7048" calcext:value-type="float">
            <text:p><text:s/>8.70 </text:p>
          </table:table-cell>
          <table:table-cell table:formula="of:=EXP([.E36])" office:value-type="float" office:value="6031.7954602312" calcext:value-type="float">
            <text:p>6031.8</text:p>
          </table:table-cell>
          <table:table-cell table:style-name="ce5" table:formula="of:=[.F36]*[.$G$1]" office:value-type="float" office:value="482.543636818496" calcext:value-type="float">
            <text:p>483</text:p>
          </table:table-cell>
          <table:table-cell table:number-columns-repeated="1017"/>
        </table:table-row>
        <table:table-row table:style-name="ro4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7]*[.$E$1]+[.$F$1]" office:value-type="float" office:value="8.9006" calcext:value-type="float">
            <text:p><text:s/>8.90 </text:p>
          </table:table-cell>
          <table:table-cell table:formula="of:=EXP([.E37])" office:value-type="float" office:value="7336.37404329872" calcext:value-type="float">
            <text:p>7336.4</text:p>
          </table:table-cell>
          <table:table-cell table:style-name="ce5" table:formula="of:=[.F37]*[.$G$1]" office:value-type="float" office:value="586.909923463898" calcext:value-type="float">
            <text:p>587</text:p>
          </table:table-cell>
          <table:table-cell table:number-columns-repeated="1017"/>
        </table:table-row>
        <table:table-row table:style-name="ro4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8]*[.$E$1]+[.$F$1]" office:value-type="float" office:value="9.0964" calcext:value-type="float">
            <text:p><text:s/>9.10 </text:p>
          </table:table-cell>
          <table:table-cell table:formula="of:=EXP([.E38])" office:value-type="float" office:value="8923.11161047296" calcext:value-type="float">
            <text:p>8923.1</text:p>
          </table:table-cell>
          <table:table-cell table:style-name="ce5" table:formula="of:=[.F38]*[.$G$1]" office:value-type="float" office:value="713.848928837837" calcext:value-type="float">
            <text:p>714</text:p>
          </table:table-cell>
          <table:table-cell table:number-columns-repeated="1017"/>
        </table:table-row>
        <table:table-row table:style-name="ro4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39]*[.$E$1]+[.$F$1]" office:value-type="float" office:value="9.2922" calcext:value-type="float">
            <text:p><text:s/>9.29 </text:p>
          </table:table-cell>
          <table:table-cell table:formula="of:=EXP([.E39])" office:value-type="float" office:value="10853.0345294603" calcext:value-type="float">
            <text:p>10853.0</text:p>
          </table:table-cell>
          <table:table-cell table:style-name="ce5" table:formula="of:=[.F39]*[.$G$1]" office:value-type="float" office:value="868.242762356827" calcext:value-type="float">
            <text:p>868</text:p>
          </table:table-cell>
          <table:table-cell table:number-columns-repeated="1017"/>
        </table:table-row>
        <table:table-row table:style-name="ro4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0]*[.$E$1]+[.$F$1]" office:value-type="float" office:value="9.488" calcext:value-type="float">
            <text:p><text:s/>9.49 </text:p>
          </table:table-cell>
          <table:table-cell table:formula="of:=EXP([.E40])" office:value-type="float" office:value="13200.3681719515" calcext:value-type="float">
            <text:p>13200.4</text:p>
          </table:table-cell>
          <table:table-cell table:style-name="ce5" table:formula="of:=[.F40]*[.$G$1]" office:value-type="float" office:value="1056.02945375612" calcext:value-type="float">
            <text:p>1056</text:p>
          </table:table-cell>
          <table:table-cell table:number-columns-repeated="1017"/>
        </table:table-row>
        <table:table-row table:style-name="ro4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1]*[.$E$1]+[.$F$1]" office:value-type="float" office:value="9.6838" calcext:value-type="float">
            <text:p><text:s/>9.68 </text:p>
          </table:table-cell>
          <table:table-cell table:formula="of:=EXP([.E41])" office:value-type="float" office:value="16055.3916420401" calcext:value-type="float">
            <text:p>16055.4</text:p>
          </table:table-cell>
          <table:table-cell table:style-name="ce5" table:formula="of:=[.F41]*[.$G$1]" office:value-type="float" office:value="1284.43133136321" calcext:value-type="float">
            <text:p>1284</text:p>
          </table:table-cell>
          <table:table-cell table:number-columns-repeated="1017"/>
        </table:table-row>
        <table:table-row table:style-name="ro4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2]*[.$E$1]+[.$F$1]" office:value-type="float" office:value="9.8796" calcext:value-type="float">
            <text:p><text:s/>9.88 </text:p>
          </table:table-cell>
          <table:table-cell table:formula="of:=EXP([.E42])" office:value-type="float" office:value="19527.9099356501" calcext:value-type="float">
            <text:p>19527.9</text:p>
          </table:table-cell>
          <table:table-cell table:style-name="ce5" table:formula="of:=[.F42]*[.$G$1]" office:value-type="float" office:value="1562.23279485201" calcext:value-type="float">
            <text:p>1562</text:p>
          </table:table-cell>
          <table:table-cell table:number-columns-repeated="1017"/>
        </table:table-row>
        <table:table-row table:style-name="ro4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3]*[.$E$1]+[.$F$1]" office:value-type="float" office:value="10.0754" calcext:value-type="float">
            <text:p><text:s/>10.08 </text:p>
          </table:table-cell>
          <table:table-cell table:formula="of:=EXP([.E43])" office:value-type="float" office:value="23751.4770711883" calcext:value-type="float">
            <text:p>23751.5</text:p>
          </table:table-cell>
          <table:table-cell table:style-name="ce5" table:formula="of:=[.F43]*[.$G$1]" office:value-type="float" office:value="1900.11816569506" calcext:value-type="float">
            <text:p>1900</text:p>
          </table:table-cell>
          <table:table-cell table:number-columns-repeated="1017"/>
        </table:table-row>
        <table:table-row table:style-name="ro4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4]*[.$E$1]+[.$F$1]" office:value-type="float" office:value="10.2712" calcext:value-type="float">
            <text:p><text:s/>10.27 </text:p>
          </table:table-cell>
          <table:table-cell table:formula="of:=EXP([.E44])" office:value-type="float" office:value="28888.5326141996" calcext:value-type="float">
            <text:p>28888.5</text:p>
          </table:table-cell>
          <table:table-cell table:style-name="ce5" table:formula="of:=[.F44]*[.$G$1]" office:value-type="float" office:value="2311.08260913597" calcext:value-type="float">
            <text:p>2311</text:p>
          </table:table-cell>
          <table:table-cell table:number-columns-repeated="1017"/>
        </table:table-row>
        <table:table-row table:style-name="ro4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5]*[.$E$1]+[.$F$1]" office:value-type="float" office:value="10.467" calcext:value-type="float">
            <text:p><text:s/>10.47 </text:p>
          </table:table-cell>
          <table:table-cell table:formula="of:=EXP([.E45])" office:value-type="float" office:value="35136.6491481922" calcext:value-type="float">
            <text:p>35136.6</text:p>
          </table:table-cell>
          <table:table-cell table:style-name="ce5" table:formula="of:=[.F45]*[.$G$1]" office:value-type="float" office:value="2810.93193185538" calcext:value-type="float">
            <text:p>2811</text:p>
          </table:table-cell>
          <table:table-cell table:number-columns-repeated="1017"/>
        </table:table-row>
        <table:table-row table:style-name="ro4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6]*[.$E$1]+[.$F$1]" office:value-type="float" office:value="10.6628" calcext:value-type="float">
            <text:p><text:s/>10.66 </text:p>
          </table:table-cell>
          <table:table-cell table:formula="of:=EXP([.E46])" office:value-type="float" office:value="42736.1309710941" calcext:value-type="float">
            <text:p>42736.1</text:p>
          </table:table-cell>
          <table:table-cell table:style-name="ce5" table:formula="of:=[.F46]*[.$G$1]" office:value-type="float" office:value="3418.89047768753" calcext:value-type="float">
            <text:p>3419</text:p>
          </table:table-cell>
          <table:table-cell table:number-columns-repeated="1017"/>
        </table:table-row>
        <table:table-row table:style-name="ro4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7]*[.$E$1]+[.$F$1]" office:value-type="float" office:value="10.8586" calcext:value-type="float">
            <text:p><text:s/>10.86 </text:p>
          </table:table-cell>
          <table:table-cell table:formula="of:=EXP([.E47])" office:value-type="float" office:value="51979.2562653196" calcext:value-type="float">
            <text:p>51979.3</text:p>
          </table:table-cell>
          <table:table-cell table:style-name="ce5" table:formula="of:=[.F47]*[.$G$1]" office:value-type="float" office:value="4158.34050122557" calcext:value-type="float">
            <text:p>4158</text:p>
          </table:table-cell>
          <table:table-cell table:number-columns-repeated="1017"/>
        </table:table-row>
        <table:table-row table:style-name="ro4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8]*[.$E$1]+[.$F$1]" office:value-type="float" office:value="11.0544" calcext:value-type="float">
            <text:p><text:s/>11.05 </text:p>
          </table:table-cell>
          <table:table-cell table:formula="of:=EXP([.E48])" office:value-type="float" office:value="63221.5181978745" calcext:value-type="float">
            <text:p>63221.5</text:p>
          </table:table-cell>
          <table:table-cell table:style-name="ce5" table:formula="of:=[.F48]*[.$G$1]" office:value-type="float" office:value="5057.72145582996" calcext:value-type="float">
            <text:p>5058</text:p>
          </table:table-cell>
          <table:table-cell table:number-columns-repeated="1017"/>
        </table:table-row>
        <table:table-row table:style-name="ro4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49]*[.$E$1]+[.$F$1]" office:value-type="float" office:value="11.2502" calcext:value-type="float">
            <text:p><text:s/>11.25 </text:p>
          </table:table-cell>
          <table:table-cell table:formula="of:=EXP([.E49])" office:value-type="float" office:value="76895.2972863316" calcext:value-type="float">
            <text:p>76895.3</text:p>
          </table:table-cell>
          <table:table-cell table:style-name="ce5" table:formula="of:=[.F49]*[.$G$1]" office:value-type="float" office:value="6151.62378290653" calcext:value-type="float">
            <text:p>6152</text:p>
          </table:table-cell>
          <table:table-cell table:number-columns-repeated="1017"/>
        </table:table-row>
        <table:table-row table:style-name="ro4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0]*[.$E$1]+[.$F$1]" office:value-type="float" office:value="11.446" calcext:value-type="float">
            <text:p><text:s/>11.45 </text:p>
          </table:table-cell>
          <table:table-cell table:formula="of:=EXP([.E50])" office:value-type="float" office:value="93526.4908736741" calcext:value-type="float">
            <text:p>93526.5</text:p>
          </table:table-cell>
          <table:table-cell table:style-name="ce5" table:formula="of:=[.F50]*[.$G$1]" office:value-type="float" office:value="7482.11926989393" calcext:value-type="float">
            <text:p>7482</text:p>
          </table:table-cell>
          <table:table-cell table:number-columns-repeated="1017"/>
        </table:table-row>
        <table:table-row table:style-name="ro4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1]*[.$E$1]+[.$F$1]" office:value-type="float" office:value="11.6418" calcext:value-type="float">
            <text:p><text:s/>11.64 </text:p>
          </table:table-cell>
          <table:table-cell table:formula="of:=EXP([.E51])" office:value-type="float" office:value="113754.739286225" calcext:value-type="float">
            <text:p>113754.7</text:p>
          </table:table-cell>
          <table:table-cell table:style-name="ce5" table:formula="of:=[.F51]*[.$G$1]" office:value-type="float" office:value="9100.37914289801" calcext:value-type="float">
            <text:p>9100</text:p>
          </table:table-cell>
          <table:table-cell table:number-columns-repeated="1017"/>
        </table:table-row>
        <table:table-row table:style-name="ro4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2]*[.$E$1]+[.$F$1]" office:value-type="float" office:value="11.8376" calcext:value-type="float">
            <text:p><text:s/>11.84 </text:p>
          </table:table-cell>
          <table:table-cell table:formula="of:=EXP([.E52])" office:value-type="float" office:value="138358.026578323" calcext:value-type="float">
            <text:p>138358.0</text:p>
          </table:table-cell>
          <table:table-cell table:style-name="ce5" table:formula="of:=[.F52]*[.$G$1]" office:value-type="float" office:value="11068.6421262658" calcext:value-type="float">
            <text:p>11069</text:p>
          </table:table-cell>
          <table:table-cell table:number-columns-repeated="1017"/>
        </table:table-row>
        <table:table-row table:style-name="ro4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3]*[.$E$1]+[.$F$1]" office:value-type="float" office:value="12.0334" calcext:value-type="float">
            <text:p><text:s/>12.03 </text:p>
          </table:table-cell>
          <table:table-cell table:formula="of:=EXP([.E53])" office:value-type="float" office:value="168282.602015211" calcext:value-type="float">
            <text:p>168282.6</text:p>
          </table:table-cell>
          <table:table-cell table:style-name="ce5" table:formula="of:=[.F53]*[.$G$1]" office:value-type="float" office:value="13462.6081612168" calcext:value-type="float">
            <text:p>13463</text:p>
          </table:table-cell>
          <table:table-cell table:number-columns-repeated="1017"/>
        </table:table-row>
        <table:table-row table:style-name="ro4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4]*[.$E$1]+[.$F$1]" office:value-type="float" office:value="12.2292" calcext:value-type="float">
            <text:p><text:s/>12.23 </text:p>
          </table:table-cell>
          <table:table-cell table:formula="of:=EXP([.E54])" office:value-type="float" office:value="204679.373082693" calcext:value-type="float">
            <text:p>204679.4</text:p>
          </table:table-cell>
          <table:table-cell table:style-name="ce5" table:formula="of:=[.F54]*[.$G$1]" office:value-type="float" office:value="16374.3498466155" calcext:value-type="float">
            <text:p>16374</text:p>
          </table:table-cell>
          <table:table-cell table:number-columns-repeated="1017"/>
        </table:table-row>
        <table:table-row table:style-name="ro4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5]*[.$E$1]+[.$F$1]" office:value-type="float" office:value="12.425" calcext:value-type="float">
            <text:p><text:s/>12.43 </text:p>
          </table:table-cell>
          <table:table-cell table:formula="of:=EXP([.E55])" office:value-type="float" office:value="248948.16970882" calcext:value-type="float">
            <text:p>248948.2</text:p>
          </table:table-cell>
          <table:table-cell table:style-name="ce5" table:formula="of:=[.F55]*[.$G$1]" office:value-type="float" office:value="19915.8535767056" calcext:value-type="float">
            <text:p>19916</text:p>
          </table:table-cell>
          <table:table-cell table:number-columns-repeated="1017"/>
        </table:table-row>
        <table:table-row table:style-name="ro4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6]*[.$E$1]+[.$F$1]" office:value-type="float" office:value="12.6208" calcext:value-type="float">
            <text:p><text:s/>12.62 </text:p>
          </table:table-cell>
          <table:table-cell table:formula="of:=EXP([.E56])" office:value-type="float" office:value="302791.582111855" calcext:value-type="float">
            <text:p>302791.6</text:p>
          </table:table-cell>
          <table:table-cell table:style-name="ce5" table:formula="of:=[.F56]*[.$G$1]" office:value-type="float" office:value="24223.3265689484" calcext:value-type="float">
            <text:p>24223</text:p>
          </table:table-cell>
          <table:table-cell table:number-columns-repeated="1017"/>
        </table:table-row>
        <table:table-row table:style-name="ro4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7]*[.$E$1]+[.$F$1]" office:value-type="float" office:value="12.8166" calcext:value-type="float">
            <text:p><text:s/>12.82 </text:p>
          </table:table-cell>
          <table:table-cell table:formula="of:=EXP([.E57])" office:value-type="float" office:value="368280.442893138" calcext:value-type="float">
            <text:p>368280.4</text:p>
          </table:table-cell>
          <table:table-cell table:style-name="ce5" table:formula="of:=[.F57]*[.$G$1]" office:value-type="float" office:value="29462.4354314511" calcext:value-type="float">
            <text:p>29462</text:p>
          </table:table-cell>
          <table:table-cell table:number-columns-repeated="1017"/>
        </table:table-row>
        <table:table-row table:style-name="ro4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8]*[.$E$1]+[.$F$1]" office:value-type="float" office:value="13.0124" calcext:value-type="float">
            <text:p><text:s/>13.01 </text:p>
          </table:table-cell>
          <table:table-cell table:formula="of:=EXP([.E58])" office:value-type="float" office:value="447933.471834307" calcext:value-type="float">
            <text:p>447933.5</text:p>
          </table:table-cell>
          <table:table-cell table:style-name="ce5" table:formula="of:=[.F58]*[.$G$1]" office:value-type="float" office:value="35834.6777467445" calcext:value-type="float">
            <text:p>35835</text:p>
          </table:table-cell>
          <table:table-cell table:number-columns-repeated="1017"/>
        </table:table-row>
        <table:table-row table:style-name="ro4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59]*[.$E$1]+[.$F$1]" office:value-type="float" office:value="13.2082" calcext:value-type="float">
            <text:p><text:s/>13.21 </text:p>
          </table:table-cell>
          <table:table-cell table:formula="of:=EXP([.E59])" office:value-type="float" office:value="544814.146559925" calcext:value-type="float">
            <text:p>544814.1</text:p>
          </table:table-cell>
          <table:table-cell table:style-name="ce5" table:formula="of:=[.F59]*[.$G$1]" office:value-type="float" office:value="43585.131724794" calcext:value-type="float">
            <text:p>43585</text:p>
          </table:table-cell>
          <table:table-cell table:number-columns-repeated="1017"/>
        </table:table-row>
        <table:table-row table:style-name="ro4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0]*[.$E$1]+[.$F$1]" office:value-type="float" office:value="13.404" calcext:value-type="float">
            <text:p><text:s/>13.40 </text:p>
          </table:table-cell>
          <table:table-cell table:formula="of:=EXP([.E60])" office:value-type="float" office:value="662648.524738099" calcext:value-type="float">
            <text:p>662648.5</text:p>
          </table:table-cell>
          <table:table-cell table:style-name="ce5" table:formula="of:=[.F60]*[.$G$1]" office:value-type="float" office:value="53011.881979048" calcext:value-type="float">
            <text:p>53012</text:p>
          </table:table-cell>
          <table:table-cell table:number-columns-repeated="1017"/>
        </table:table-row>
        <table:table-row table:style-name="ro4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1]*[.$E$1]+[.$F$1]" office:value-type="float" office:value="13.5998" calcext:value-type="float">
            <text:p><text:s/>13.60 </text:p>
          </table:table-cell>
          <table:table-cell table:formula="of:=EXP([.E61])" office:value-type="float" office:value="805968.549293687" calcext:value-type="float">
            <text:p>805968.5</text:p>
          </table:table-cell>
          <table:table-cell table:style-name="ce5" table:formula="of:=[.F61]*[.$G$1]" office:value-type="float" office:value="64477.483943495" calcext:value-type="float">
            <text:p>64477</text:p>
          </table:table-cell>
          <table:table-cell table:number-columns-repeated="1017"/>
        </table:table-row>
        <table:table-row table:style-name="ro4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2]*[.$E$1]+[.$F$1]" office:value-type="float" office:value="13.7956" calcext:value-type="float">
            <text:p><text:s/>13.80 </text:p>
          </table:table-cell>
          <table:table-cell table:formula="of:=EXP([.E62])" office:value-type="float" office:value="980286.348192364" calcext:value-type="float">
            <text:p>980286.3</text:p>
          </table:table-cell>
          <table:table-cell table:style-name="ce5" table:formula="of:=[.F62]*[.$G$1]" office:value-type="float" office:value="78422.9078553891" calcext:value-type="float">
            <text:p>78423</text:p>
          </table:table-cell>
          <table:table-cell table:number-columns-repeated="1017"/>
        </table:table-row>
        <table:table-row table:style-name="ro4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3]*[.$E$1]+[.$F$1]" office:value-type="float" office:value="13.9914" calcext:value-type="float">
            <text:p><text:s/>13.99 </text:p>
          </table:table-cell>
          <table:table-cell table:formula="of:=EXP([.E63])" office:value-type="float" office:value="1192306.23241374" calcext:value-type="float">
            <text:p>1192306.2</text:p>
          </table:table-cell>
          <table:table-cell table:style-name="ce5" table:formula="of:=[.F63]*[.$G$1]" office:value-type="float" office:value="95384.4985930988" calcext:value-type="float">
            <text:p>95384</text:p>
          </table:table-cell>
          <table:table-cell table:number-columns-repeated="1017"/>
        </table:table-row>
        <table:table-row table:style-name="ro4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4]*[.$E$1]+[.$F$1]" office:value-type="float" office:value="14.1872" calcext:value-type="float">
            <text:p><text:s/>14.19 </text:p>
          </table:table-cell>
          <table:table-cell table:formula="of:=EXP([.E64])" office:value-type="float" office:value="1450182.54561439" calcext:value-type="float">
            <text:p>1450182.5</text:p>
          </table:table-cell>
          <table:table-cell table:style-name="ce5" table:formula="of:=[.F64]*[.$G$1]" office:value-type="float" office:value="116014.603649152" calcext:value-type="float">
            <text:p>116015</text:p>
          </table:table-cell>
          <table:table-cell table:number-columns-repeated="1017"/>
        </table:table-row>
        <table:table-row table:style-name="ro4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5]*[.$E$1]+[.$F$1]" office:value-type="float" office:value="14.383" calcext:value-type="float">
            <text:p><text:s/>14.38 </text:p>
          </table:table-cell>
          <table:table-cell table:formula="of:=EXP([.E65])" office:value-type="float" office:value="1763833.28245061" calcext:value-type="float">
            <text:p>1763833.3</text:p>
          </table:table-cell>
          <table:table-cell table:style-name="ce5" table:formula="of:=[.F65]*[.$G$1]" office:value-type="float" office:value="141106.662596049" calcext:value-type="float">
            <text:p>141107</text:p>
          </table:table-cell>
          <table:table-cell table:number-columns-repeated="1017"/>
        </table:table-row>
        <table:table-row table:style-name="ro4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6]*[.$E$1]+[.$F$1]" office:value-type="float" office:value="14.5788" calcext:value-type="float">
            <text:p><text:s/>14.58 </text:p>
          </table:table-cell>
          <table:table-cell table:formula="of:=EXP([.E66])" office:value-type="float" office:value="2145321.53740854" calcext:value-type="float">
            <text:p>2145321.5</text:p>
          </table:table-cell>
          <table:table-cell table:style-name="ce5" table:formula="of:=[.F66]*[.$G$1]" office:value-type="float" office:value="171625.722992683" calcext:value-type="float">
            <text:p>171626</text:p>
          </table:table-cell>
          <table:table-cell table:number-columns-repeated="1017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vento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8" table:number-columns-repeated="1022" table:default-cell-style-name="Default"/>
        <table:table-row table:style-name="ro4">
          <table:table-cell table:style-name="ce26" office:value-type="date" office:date-value="2020-03-16" calcext:value-type="date">
            <text:p>16-Mar</text:p>
          </table:table-cell>
          <table:table-cell office:value-type="string" calcext:value-type="string">
            <text:p>cierre efectivo de bares en SJ</text:p>
          </table:table-cell>
          <table:table-cell table:number-columns-repeated="1022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09:27:59.092612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ndencias" style:display-name="PageStyle_tendenc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os" style:display-name="PageStyle_event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, Carlos A</meta:initial-creator>
    <meta:keyword>CTPClassification=CTP_NT</meta:keyword>
    <meta:creation-date>2020-03-18T03:02:21</meta:creation-date>
    <dc:date>2020-03-26T10:20:44.505273195</dc:date>
    <meta:generator>LibreOffice/6.0.7.3$Linux_X86_64 LibreOffice_project/00m0$Build-3</meta:generator>
    <meta:editing-duration>PT2H36M22S</meta:editing-duration>
    <meta:editing-cycles>16</meta:editing-cycles>
    <meta:document-statistic meta:table-count="3" meta:cell-count="896" meta:object-count="8"/>
    <meta:user-defined meta:name="AppVersion">16.0300</meta:user-defined>
    <meta:user-defined meta:name="CTPClassification">CTP_NT</meta:user-defined>
    <meta:user-defined meta:name="CTP_BU">NA</meta:user-defined>
    <meta:user-defined meta:name="CTP_IDSID">NA</meta:user-defined>
    <meta:user-defined meta:name="CTP_TimeStamp" meta:value-type="string">2020-03-19 19:43:55Z</meta:user-defined>
    <meta:user-defined meta:name="CTP_WWID" meta:value-type="string">NA</meta:user-defined>
    <meta:user-defined meta:name="ContentTypeId" meta:value-type="string">0x010100C7FB818702760E47904353CB588DB15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itusGUID" meta:value-type="string">cd32064b-25ea-464e-943b-b2270909238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 style:data-style-name="N135">
      <style:text-properties fo:color="#595959" style:text-position="0% 100%" fo:font-family="Calibri" fo:font-size="11pt" style:font-size-asian="9pt" style:font-size-complex="9pt"/>
    </style:style>
    <style:style style:name="ch11" style:family="chart">
      <style:chart-properties chart:solid-type="cuboid" chart:symbol-type="named-symbol" chart:symbol-name="circle" chart:symbol-width="0.176cm" chart:symbol-height="0.176cm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927cm" svg:height="8.305cm" xlink:href=".." xlink:type="simple" chart:class="chart:scatter" chart:style-name="ch1">
        <chart:title svg:x="7.249cm" svg:y="0.301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20-marzo'.B3:'modelo al 20-marzo'.B20 'modelo al 20-marzo'.D2:'modelo al 20-marzo'.D20" chart:data-source-has-labels="row" svg:x="0.338cm" svg:y="1.346cm" svg:width="16.251cm" svg:height="6.793cm">
          <chartooo:coordinate-region svg:x="0.651cm" svg:y="1.532cm" svg:width="15.725cm" svg:height="6.13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20-marzo'.D3:'modelo al 20-marzo'.D20" chart:label-cell-address="'modelo al 20-marzo'.D2:'modelo al 20-marzo'.D2" chart:class="chart:scatter">
            <chart:domain table:cell-range-address="'modelo al 20-marzo'.B3:'modelo al 20-marzo'.B20"/>
            <chart:regression-curve chart:style-name="ch9">
              <chart:equation chart:display-equation="true" chart:display-r-square="true" chart:style-name="ch10"/>
            </chart:regression-curve>
            <chart:data-point chart:style-name="ch11" chart:repeated="13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20-marzo'.D2:'modelo al 20-marzo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20-marzo'.B3:'modelo al 20-marzo'.B20</svg:desc>
                </draw:g>
              </table:table-cell>
              <table:table-cell office:value-type="float" office:value="2.19722457733622">
                <text:p>2.19722457733622</text:p>
                <draw:g>
                  <svg:desc>'modelo al 20-marzo'.D3:'modelo al 20-marzo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5809653802148">
                <text:p>3.25809653802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3472898822964">
                <text:p>4.63472898822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76217393479776">
                <text:p>4.7621739347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9783979995091">
                <text:p>4.89783979995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06259503302697">
                <text:p>5.06259503302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17614973257383">
                <text:p>5.17614973257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30330490805908">
                <text:p>5.303304908059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29cm" svg:height="10.32cm" xlink:href=".." xlink:type="simple" chart:class="chart:scatter" chart:style-name="ch1">
        <chart:title svg:x="3.133cm" svg:y="0.341cm" chart:style-name="ch2">
          <text:p>Aproximación de crecimiento exponencial
del COVID-19 en CR
según datos hasta el 20-marzo-2020</text:p>
        </chart:title>
        <chart:subtitle svg:x="0cm" svg:y="0cm" chart:style-name="ch3">
          <text:p/>
        </chart:subtitle>
        <chart:legend chart:legend-position="bottom" svg:x="3.514cm" svg:y="9.748cm" style:legend-expansion="wide" chart:style-name="ch4"/>
        <chart:plot-area chart:style-name="ch5" table:cell-range-address="'modelo al 20-marzo'.A3:'modelo al 20-marzo'.A20 'modelo al 20-marzo'.C2:'modelo al 20-marzo'.C20 'modelo al 20-marzo'.F2:'modelo al 20-marzo'.F20" chart:data-source-has-labels="row" svg:x="1.4cm" svg:y="2.59cm" svg:width="15.289cm" svg:height="6.768cm">
          <chartooo:coordinate-region svg:x="2.136cm" svg:y="2.776cm" svg:width="13.996cm" svg:height="6.112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533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20" chart:label-cell-address="'modelo al 20-marzo'.C2:'modelo al 20-marzo'.C2" chart:class="chart:scatter">
            <chart:domain table:cell-range-address="'modelo al 20-marzo'.A3:'modelo al 20-marzo'.A20"/>
            <chart:data-point chart:repeated="18"/>
          </chart:series>
          <chart:series chart:style-name="ch11" chart:values-cell-range-address="'modelo al 20-marzo'.F3:'modelo al 20-marzo'.F20" chart:label-cell-address="'modelo al 20-marzo'.F2:'modelo al 20-marzo'.F2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20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20</svg:desc>
                </draw:g>
              </table:table-cell>
              <table:table-cell office:value-type="float" office:value="9.42532296885985">
                <text:p>9.42532296885985</text:p>
                <draw:g>
                  <svg:desc>'modelo al 20-marzo'.F3:'modelo al 20-marzo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4638659805948">
                <text:p>11.4638659805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9433124631629">
                <text:p>13.9433124631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590226171944">
                <text:p>16.9590226171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6269814931244">
                <text:p>20.626981493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26">
                <text:p>26</text:p>
              </table:table-cell>
              <table:table-cell office:value-type="float" office:value="25.0882598084586">
                <text:p>25.0882598084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5144395667646">
                <text:p>30.5144395667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7.1142131492035">
                <text:p>37.1142131492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5.141409681494">
                <text:p>45.141409681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4.9047573726136">
                <text:p>54.9047573726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6.7797572874954">
                <text:p>66.7797572874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1.2231252223183">
                <text:p>81.2231252223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8.7903571209255">
                <text:p>98.7903571209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20.157093603169">
                <text:p>120.157093603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46.145105290873">
                <text:p>146.145105290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77.753898334282">
                <text:p>177.753898334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216.199155696304">
                <text:p>216.199155696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62.959492657045">
                <text:p>262.959492657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24cm" svg:height="10.179cm" xlink:href=".." xlink:type="simple" chart:class="chart:scatter" chart:style-name="ch1">
        <chart:title svg:x="3.401cm" svg:y="0.338cm" chart:style-name="ch2">
          <text:p>Proyección de crecimiento exponencial
del COVID-19 en CR
según datos hasta el 20-marzo-2020</text:p>
        </chart:title>
        <chart:subtitle svg:x="0cm" svg:y="0cm" chart:style-name="ch3">
          <text:p/>
        </chart:subtitle>
        <chart:legend chart:legend-position="bottom" svg:x="3.412cm" svg:y="9.607cm" style:legend-expansion="wide" chart:style-name="ch4"/>
        <chart:plot-area chart:style-name="ch5" table:cell-range-address="'modelo al 20-marzo'.A3:'modelo al 20-marzo'.A32 'modelo al 20-marzo'.C2:'modelo al 20-marzo'.C32 'modelo al 20-marzo'.F2:'modelo al 20-marzo'.F32" chart:data-source-has-labels="row" svg:x="1.587cm" svg:y="2.366cm" svg:width="14.679cm" svg:height="6.109cm">
          <chartooo:coordinate-region svg:x="2.535cm" svg:y="2.552cm" svg:width="13.293cm" svg:height="5.453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642cm" svg:y="6.979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32" chart:label-cell-address="'modelo al 20-marzo'.C2:'modelo al 20-marzo'.C2" chart:class="chart:scatter">
            <chart:domain table:cell-range-address="'modelo al 20-marzo'.A3:'modelo al 20-marzo'.A32"/>
            <chart:data-point chart:repeated="30"/>
          </chart:series>
          <chart:series chart:style-name="ch11" chart:values-cell-range-address="'modelo al 20-marzo'.F3:'modelo al 20-marzo'.F32" chart:label-cell-address="'modelo al 20-marzo'.F2:'modelo al 20-marzo'.F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32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32</svg:desc>
                </draw:g>
              </table:table-cell>
              <table:table-cell office:value-type="float" office:value="9.42532296885985">
                <text:p>9.42532296885985</text:p>
                <draw:g>
                  <svg:desc>'modelo al 20-marzo'.F3:'modelo al 20-marzo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4638659805948">
                <text:p>11.4638659805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9433124631629">
                <text:p>13.9433124631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590226171944">
                <text:p>16.9590226171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6269814931244">
                <text:p>20.626981493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26">
                <text:p>26</text:p>
              </table:table-cell>
              <table:table-cell office:value-type="float" office:value="25.0882598084586">
                <text:p>25.0882598084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5144395667646">
                <text:p>30.5144395667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7.1142131492035">
                <text:p>37.1142131492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5.141409681494">
                <text:p>45.141409681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4.9047573726136">
                <text:p>54.9047573726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6.7797572874954">
                <text:p>66.7797572874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1.2231252223183">
                <text:p>81.2231252223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8.7903571209255">
                <text:p>98.7903571209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20.157093603169">
                <text:p>120.157093603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46.145105290873">
                <text:p>146.145105290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77.753898334282">
                <text:p>177.753898334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216.199155696304">
                <text:p>216.199155696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62.959492657045">
                <text:p>262.959492657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319.83332476831">
                <text:p>319.83332476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89.008035415415">
                <text:p>389.0080354154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473.144103189946">
                <text:p>473.1441031899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575.477424635603">
                <text:p>575.4774246356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699.943767728358">
                <text:p>699.943767728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851.330142606362">
                <text:p>851.3301426063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1035.45891130992">
                <text:p>1035.45891130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1259.41171744329">
                <text:p>1259.41171744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531.80184815535">
                <text:p>1531.801848155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863.10550355651">
                <text:p>1863.10550355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266.06471428577">
                <text:p>2266.06471428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756.17740354942">
                <text:p>2756.177403549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3">
      <number:number number:decimal-places="4" loext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 style:data-style-name="N133">
      <style:text-properties fo:color="#595959" style:text-position="0% 100%" fo:font-family="Calibri" fo:font-size="11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394cm" svg:height="8.777cm" xlink:href=".." xlink:type="simple" chart:class="chart:scatter" chart:style-name="ch1">
        <chart:title svg:x="6.983cm" svg:y="0.31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17-marzo'.B4:'modelo al 17-marzo'.B21 'modelo al 17-marzo'.D3:'modelo al 17-marzo'.D21" chart:data-source-has-labels="row" svg:x="0.96cm" svg:y="1.924cm" svg:width="15.047cm" svg:height="6.334cm">
          <chartooo:coordinate-region svg:x="1.273cm" svg:y="2.11cm" svg:width="14.521cm" svg:height="5.67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17-marzo'.D4:'modelo al 17-marzo'.D21" chart:label-cell-address="'modelo al 17-marzo'.D3:'modelo al 17-marzo'.D3" chart:class="chart:scatter">
            <chart:domain table:cell-range-address="'modelo al 17-marzo'.B4:'modelo al 17-marzo'.B21"/>
            <chart:regression-curve chart:style-name="ch9">
              <chart:equation chart:display-equation="true" chart:display-r-square="true" svg:x="9.309cm" svg:y="4.76cm" chart:style-name="ch10"/>
            </chart:regression-curve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17-marzo'.D3:'modelo al 17-marzo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17-marzo'.B4:'modelo al 17-marzo'.B21</svg:desc>
                </draw:g>
              </table:table-cell>
              <table:table-cell office:value-type="float" office:value="2.19722457733622">
                <text:p>2.19722457733622</text:p>
                <draw:g>
                  <svg:desc>'modelo al 17-marzo'.D4:'modelo al 17-marzo'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1566554096674">
                <text:p>3.21566554096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3472898822964">
                <text:p>4.63472898822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76217393479776">
                <text:p>4.7621739347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9783979995091">
                <text:p>4.89783979995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06259503302697">
                <text:p>5.06259503302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17614973257383">
                <text:p>5.17614973257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30330490805908">
                <text:p>5.303304908059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642cm" svg:height="9.967cm" xlink:href=".." xlink:type="simple" chart:class="chart:scatter" chart:style-name="ch1">
        <chart:title svg:x="3.44cm" svg:y="0.334cm" chart:style-name="ch2">
          <text:p>Aproximación de crecimiento exponencial
del COVID-19 en CR
según datos hasta el 17-marzo</text:p>
        </chart:title>
        <chart:subtitle svg:x="0cm" svg:y="0cm" chart:style-name="ch3">
          <text:p/>
        </chart:subtitle>
        <chart:legend chart:legend-position="bottom" svg:x="3.821cm" svg:y="9.395cm" style:legend-expansion="wide" chart:style-name="ch4"/>
        <chart:plot-area chart:style-name="ch5" table:cell-range-address="'modelo al 17-marzo'.A4:'modelo al 17-marzo'.A21 'modelo al 17-marzo'.C3:'modelo al 17-marzo'.C21 'modelo al 17-marzo'.F3:'modelo al 17-marzo'.F21" chart:data-source-has-labels="row" svg:x="1.412cm" svg:y="2.576cm" svg:width="15.878cm" svg:height="6.436cm">
          <chartooo:coordinate-region svg:x="2.148cm" svg:y="2.762cm" svg:width="14.585cm" svg:height="5.78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353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4:'modelo al 17-marzo'.C21" chart:label-cell-address="'modelo al 17-marzo'.C3:'modelo al 17-marzo'.C3" chart:class="chart:scatter">
            <chart:domain table:cell-range-address="'modelo al 17-marzo'.A4:'modelo al 17-marzo'.A21"/>
            <chart:data-point chart:repeated="18"/>
          </chart:series>
          <chart:series chart:style-name="ch11" chart:values-cell-range-address="'modelo al 17-marzo'.F4:'modelo al 17-marzo'.F21" chart:label-cell-address="'modelo al 17-marzo'.F3:'modelo al 17-marzo'.F3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3:'modelo al 17-marzo'.C3</svg:desc>
                </draw:g>
              </table:table-cell>
              <table:table-cell office:value-type="string">
                <text:p>predicción de casos detectados</text:p>
                <draw:g>
                  <svg:desc>'modelo al 17-marzo'.F3:'modelo al 17-marzo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4:'modelo al 17-marzo'.A21</svg:desc>
                </draw:g>
              </table:table-cell>
              <table:table-cell office:value-type="float" office:value="9">
                <text:p>9</text:p>
                <draw:g>
                  <svg:desc>'modelo al 17-marzo'.C4:'modelo al 17-marzo'.C21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4:'modelo al 17-marzo'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23.653951957509">
                <text:p>223.6539519575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851cm" svg:height="9.192cm" xlink:href=".." xlink:type="simple" chart:class="chart:scatter" chart:style-name="ch1">
        <chart:title svg:x="3.914cm" svg:y="0.318cm" chart:style-name="ch2">
          <text:p>Proyección de crecimiento exponencial
del COVID-19 en CR
según datos hasta el 17 de marzo</text:p>
        </chart:title>
        <chart:subtitle svg:x="0cm" svg:y="0cm" chart:style-name="ch3">
          <text:p/>
        </chart:subtitle>
        <chart:legend chart:legend-position="bottom" svg:x="3.925cm" svg:y="8.62cm" style:legend-expansion="wide" chart:style-name="ch4"/>
        <chart:plot-area chart:style-name="ch5" table:cell-range-address="'modelo al 17-marzo'.A4:'modelo al 17-marzo'.A33 'modelo al 17-marzo'.C3:'modelo al 17-marzo'.C33 'modelo al 17-marzo'.F3:'modelo al 17-marzo'.F33" chart:data-source-has-labels="row" svg:x="1.741cm" svg:y="2.117cm" svg:width="15.489cm" svg:height="5.578cm">
          <chartooo:coordinate-region svg:x="2.689cm" svg:y="2.303cm" svg:width="14.103cm" svg:height="4.922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775cm" svg:y="6.465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4:'modelo al 17-marzo'.C33" chart:label-cell-address="'modelo al 17-marzo'.C3:'modelo al 17-marzo'.C3" chart:class="chart:scatter">
            <chart:domain table:cell-range-address="'modelo al 17-marzo'.A4:'modelo al 17-marzo'.A33"/>
            <chart:data-point chart:repeated="30"/>
          </chart:series>
          <chart:series chart:style-name="ch11" chart:values-cell-range-address="'modelo al 17-marzo'.F4:'modelo al 17-marzo'.F33" chart:label-cell-address="'modelo al 17-marzo'.F3:'modelo al 17-marzo'.F3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3:'modelo al 17-marzo'.C3</svg:desc>
                </draw:g>
              </table:table-cell>
              <table:table-cell office:value-type="string">
                <text:p>predicción de casos detectados</text:p>
                <draw:g>
                  <svg:desc>'modelo al 17-marzo'.F3:'modelo al 17-marzo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4:'modelo al 17-marzo'.A33</svg:desc>
                </draw:g>
              </table:table-cell>
              <table:table-cell office:value-type="float" office:value="9">
                <text:p>9</text:p>
                <draw:g>
                  <svg:desc>'modelo al 17-marzo'.C4:'modelo al 17-marzo'.C33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4:'modelo al 17-marzo'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23.653951957509">
                <text:p>223.653951957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268.916251926503">
                <text:p>268.916251926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23.338576927705">
                <text:p>323.338576927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388.77470060161">
                <text:p>388.7747006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467.453556776389">
                <text:p>467.453556776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62.055163066832">
                <text:p>562.055163066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675.801909624146">
                <text:p>675.801909624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812.568322581777">
                <text:p>812.568322581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977.013041041237">
                <text:p>977.013041041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174.73750309603">
                <text:p>1174.73750309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412.47674617482">
                <text:p>1412.476746174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1698.32882088683">
                <text:p>1698.32882088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042.03063283411">
                <text:p>2042.030632834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04cm" svg:height="9.324cm" xlink:href=".." xlink:type="simple" chart:class="chart:scatter" chart:style-name="ch1">
        <chart:title svg:x="2.871cm" svg:y="0.321cm" chart:style-name="ch2">
          <text:p>Aproximación de crecimiento exponencial
del COVID-19 en CR
según datos hasta el 25-marzo</text:p>
        </chart:title>
        <chart:subtitle svg:x="0cm" svg:y="0cm" chart:style-name="ch3">
          <text:p/>
        </chart:subtitle>
        <chart:legend chart:legend-position="bottom" svg:x="3.252cm" svg:y="8.752cm" style:legend-expansion="wide" chart:style-name="ch4"/>
        <chart:plot-area chart:style-name="ch5" table:cell-range-address="'modelo al 17-marzo'.A4:'modelo al 17-marzo'.A21 'modelo al 17-marzo'.C3:'modelo al 17-marzo'.C21 'modelo al 17-marzo'.I3:'modelo al 17-marzo'.I21" chart:data-source-has-labels="row" svg:x="1.39cm" svg:y="2.55cm" svg:width="14.784cm" svg:height="5.832cm">
          <chartooo:coordinate-region svg:x="2.126cm" svg:y="2.736cm" svg:width="13.491cm" svg:height="5.176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025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4:'modelo al 17-marzo'.C21" chart:label-cell-address="'modelo al 17-marzo'.C3:'modelo al 17-marzo'.C3" chart:class="chart:scatter">
            <chart:domain table:cell-range-address="'modelo al 17-marzo'.A4:'modelo al 17-marzo'.A21"/>
            <chart:data-point chart:repeated="18"/>
          </chart:series>
          <chart:series chart:style-name="ch11" chart:values-cell-range-address="'modelo al 17-marzo'.I4:'modelo al 17-marzo'.I21" chart:label-cell-address="'modelo al 17-marzo'.I3:'modelo al 17-marzo'.I3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3:'modelo al 17-marzo'.C3</svg:desc>
                </draw:g>
              </table:table-cell>
              <table:table-cell office:value-type="string">
                <text:p>predicción de casos detectados</text:p>
                <draw:g>
                  <svg:desc>'modelo al 17-marzo'.I3:'modelo al 17-marzo'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4:'modelo al 17-marzo'.A21</svg:desc>
                </draw:g>
              </table:table-cell>
              <table:table-cell office:value-type="float" office:value="9">
                <text:p>9</text:p>
                <draw:g>
                  <svg:desc>'modelo al 17-marzo'.C4:'modelo al 17-marzo'.C21</svg:desc>
                </draw:g>
              </table:table-cell>
              <table:table-cell office:value-type="float" office:value="9.87493768117318">
                <text:p>9.87493768117318</text:p>
                <draw:g>
                  <svg:desc>'modelo al 17-marzo'.I4:'modelo al 17-marzo'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8876494521169">
                <text:p>11.8876494521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3105925383041">
                <text:p>14.3105925383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7.2273803683618">
                <text:p>17.2273803683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7386684766436">
                <text:p>20.7386684766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9656280286233">
                <text:p>24.9656280286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054127320929">
                <text:p>30.054127320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6.1797655555481">
                <text:p>36.17976555554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3.5539325988975">
                <text:p>43.5539325988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2.4311038421975">
                <text:p>52.4311038421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3.117621901745">
                <text:p>63.117621901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5.9822682070901">
                <text:p>75.9822682070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1.4689892924271">
                <text:p>91.4689892924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10.112216963239">
                <text:p>110.112216963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32.555311022369">
                <text:p>132.555311022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9.572760996204">
                <text:p>159.572760996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92.09691302112">
                <text:p>192.09691302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31.250144209271">
                <text:p>231.2501442092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851cm" svg:height="9.192cm" xlink:href=".." xlink:type="simple" chart:class="chart:scatter" chart:style-name="ch1">
        <chart:title svg:x="3.914cm" svg:y="0.318cm" chart:style-name="ch2">
          <text:p>Proyección de crecimiento exponencial
del COVID-19 en CR
según datos hasta el 25 de marzo</text:p>
        </chart:title>
        <chart:subtitle svg:x="0cm" svg:y="0cm" chart:style-name="ch3">
          <text:p/>
        </chart:subtitle>
        <chart:legend chart:legend-position="bottom" svg:x="3.925cm" svg:y="8.62cm" style:legend-expansion="wide" chart:style-name="ch4"/>
        <chart:plot-area chart:style-name="ch5" table:cell-range-address="'modelo al 17-marzo'.A4:'modelo al 17-marzo'.A33 'modelo al 17-marzo'.C3:'modelo al 17-marzo'.C33 'modelo al 17-marzo'.I3:'modelo al 17-marzo'.I33" chart:data-source-has-labels="row" svg:x="1.741cm" svg:y="2.117cm" svg:width="15.489cm" svg:height="5.577cm">
          <chartooo:coordinate-region svg:x="2.689cm" svg:y="2.303cm" svg:width="14.103cm" svg:height="4.921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775cm" svg:y="6.464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4:'modelo al 17-marzo'.C33" chart:label-cell-address="'modelo al 17-marzo'.C3:'modelo al 17-marzo'.C3" chart:class="chart:scatter">
            <chart:domain table:cell-range-address="'modelo al 17-marzo'.A4:'modelo al 17-marzo'.A33"/>
            <chart:data-point chart:repeated="30"/>
          </chart:series>
          <chart:series chart:style-name="ch11" chart:values-cell-range-address="'modelo al 17-marzo'.I4:'modelo al 17-marzo'.I33" chart:label-cell-address="'modelo al 17-marzo'.I3:'modelo al 17-marzo'.I3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3:'modelo al 17-marzo'.C3</svg:desc>
                </draw:g>
              </table:table-cell>
              <table:table-cell office:value-type="string">
                <text:p>predicción de casos detectados</text:p>
                <draw:g>
                  <svg:desc>'modelo al 17-marzo'.I3:'modelo al 17-marzo'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4:'modelo al 17-marzo'.A33</svg:desc>
                </draw:g>
              </table:table-cell>
              <table:table-cell office:value-type="float" office:value="9">
                <text:p>9</text:p>
                <draw:g>
                  <svg:desc>'modelo al 17-marzo'.C4:'modelo al 17-marzo'.C33</svg:desc>
                </draw:g>
              </table:table-cell>
              <table:table-cell office:value-type="float" office:value="9.87493768117318">
                <text:p>9.87493768117318</text:p>
                <draw:g>
                  <svg:desc>'modelo al 17-marzo'.I4:'modelo al 17-marzo'.I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8876494521169">
                <text:p>11.8876494521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3105925383041">
                <text:p>14.3105925383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7.2273803683618">
                <text:p>17.2273803683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7386684766436">
                <text:p>20.7386684766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9656280286233">
                <text:p>24.9656280286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054127320929">
                <text:p>30.054127320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6.1797655555481">
                <text:p>36.17976555554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3.5539325988975">
                <text:p>43.5539325988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2.4311038421975">
                <text:p>52.4311038421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3.117621901745">
                <text:p>63.117621901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5.9822682070901">
                <text:p>75.9822682070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1.4689892924271">
                <text:p>91.4689892924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10.112216963239">
                <text:p>110.112216963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32.555311022369">
                <text:p>132.555311022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9.572760996204">
                <text:p>159.572760996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92.09691302112">
                <text:p>192.09691302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31.250144209271">
                <text:p>231.2501442092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278.383594800034">
                <text:p>278.383594800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35.123794706297">
                <text:p>335.123794706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403.428793492735">
                <text:p>403.4287934927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485.655730777466">
                <text:p>485.655730777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84.642178846468">
                <text:p>584.6421788464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703.804064535925">
                <text:p>703.804064535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847.253549572189">
                <text:p>847.253549572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1019.94093730618">
                <text:p>1019.94093730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227.82550290677">
                <text:p>1227.825502906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478.08114219823">
                <text:p>1478.081142198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1779.34393588493">
                <text:p>1779.34393588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142.01017236567">
                <text:p>2142.010172365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